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宋体" svg:font-family="宋体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48">
      <style:table-cell-properties style:vertical-align="middle" style:repeat-content="false"/>
      <style:paragraph-properties fo:text-align="center"/>
    </style:style>
    <style:style style:name="ce3" style:family="table-cell" style:parent-style-name="Default" style:data-style-name="N49">
      <style:table-cell-properties style:vertical-align="middle" style:repeat-content="false"/>
      <style:paragraph-properties fo:text-align="center"/>
    </style:style>
    <style:style style:name="ce4" style:family="table-cell" style:parent-style-name="Default" style:data-style-name="N50">
      <style:table-cell-properties style:vertical-align="middle" style:repeat-content="false"/>
      <style:paragraph-properties fo:text-align="center"/>
    </style:style>
    <style:style style:name="ce5" style:family="table-cell" style:parent-style-name="Default" style:data-style-name="N48"/>
    <style:style style:name="ce6" style:family="table-cell" style:parent-style-name="Default" style:data-style-name="N49"/>
    <style:style style:name="ce7" style:family="table-cell" style:parent-style-name="Default" style:data-style-name="N50"/>
    <style:style style:name="ce8" style:family="table-cell" style:parent-style-name="Default" style:data-style-name="N55">
      <style:table-cell-properties style:vertical-align="middle" fo:background-color="transparent" style:cell-protect="protected" style:repeat-content="false"/>
      <style:paragraph-properties fo:text-align="end" fo:margin-right="0cm"/>
      <style:text-properties fo:color="#000000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5"/>
        <table:table-column table:style-name="co1" table:default-cell-style-name="ce6"/>
        <table:table-column table:style-name="co1" table:default-cell-style-name="ce7"/>
        <table:table-column table:style-name="co2" table:number-columns-repeated="16381" table:default-cell-style-name="ce1"/>
        <table:table-row table:style-name="ro1">
          <table:table-cell office:value-type="string" table:style-name="ce2">
            <text:p>Hz</text:p>
          </table:table-cell>
          <table:table-cell office:value-type="string" table:style-name="ce3">
            <text:p>dB</text:p>
          </table:table-cell>
          <table:table-cell office:value-type="string" table:style-name="ce4">
            <text:p>Phase</text:p>
          </table:table-cell>
          <table:table-cell table:number-columns-repeated="16381"/>
        </table:table-row>
        <table:table-row table:style-name="ro1">
          <table:table-cell office:value-type="float" office:value="20" table:style-name="ce8">
            <text:p>20.00<text:s/></text:p>
          </table:table-cell>
          <table:table-cell office:value-type="float" office:value="0.9" table:style-name="ce8">
            <text:p>0.90<text:s/></text:p>
          </table:table-cell>
          <table:table-cell office:value-type="float" office:value="36.9" table:style-name="ce8">
            <text:p>36.90<text:s/></text:p>
          </table:table-cell>
          <table:table-cell table:number-columns-repeated="16381"/>
        </table:table-row>
        <table:table-row table:style-name="ro1">
          <table:table-cell office:value-type="float" office:value="20.55" table:style-name="ce8">
            <text:p>20.55<text:s/></text:p>
          </table:table-cell>
          <table:table-cell office:value-type="float" office:value="1" table:style-name="ce8">
            <text:p>1.00<text:s/></text:p>
          </table:table-cell>
          <table:table-cell office:value-type="float" office:value="38.299999999999997" table:style-name="ce8">
            <text:p>38.30<text:s/></text:p>
          </table:table-cell>
          <table:table-cell table:number-columns-repeated="16381"/>
        </table:table-row>
        <table:table-row table:style-name="ro1">
          <table:table-cell office:value-type="float" office:value="21.11" table:style-name="ce8">
            <text:p>21.11<text:s/></text:p>
          </table:table-cell>
          <table:table-cell office:value-type="float" office:value="1.1000000000000001" table:style-name="ce8">
            <text:p>1.10<text:s/></text:p>
          </table:table-cell>
          <table:table-cell office:value-type="float" office:value="39.6" table:style-name="ce8">
            <text:p>39.60<text:s/></text:p>
          </table:table-cell>
          <table:table-cell table:number-columns-repeated="16381"/>
        </table:table-row>
        <table:table-row table:style-name="ro1">
          <table:table-cell office:value-type="float" office:value="21.69" table:style-name="ce8">
            <text:p>21.69<text:s/></text:p>
          </table:table-cell>
          <table:table-cell office:value-type="float" office:value="0.9" table:style-name="ce8">
            <text:p>0.90<text:s/></text:p>
          </table:table-cell>
          <table:table-cell office:value-type="float" office:value="40.6" table:style-name="ce8">
            <text:p>40.60<text:s/></text:p>
          </table:table-cell>
          <table:table-cell table:number-columns-repeated="16381"/>
        </table:table-row>
        <table:table-row table:style-name="ro1">
          <table:table-cell office:value-type="float" office:value="22.29" table:style-name="ce8">
            <text:p>22.29<text:s/></text:p>
          </table:table-cell>
          <table:table-cell office:value-type="float" office:value="1" table:style-name="ce8">
            <text:p>1.00<text:s/></text:p>
          </table:table-cell>
          <table:table-cell office:value-type="float" office:value="41.4" table:style-name="ce8">
            <text:p>41.40<text:s/></text:p>
          </table:table-cell>
          <table:table-cell table:number-columns-repeated="16381"/>
        </table:table-row>
        <table:table-row table:style-name="ro1">
          <table:table-cell office:value-type="float" office:value="22.9" table:style-name="ce8">
            <text:p>22.90<text:s/></text:p>
          </table:table-cell>
          <table:table-cell office:value-type="float" office:value="1" table:style-name="ce8">
            <text:p>1.00<text:s/></text:p>
          </table:table-cell>
          <table:table-cell office:value-type="float" office:value="41.9" table:style-name="ce8">
            <text:p>41.90<text:s/></text:p>
          </table:table-cell>
          <table:table-cell table:number-columns-repeated="16381"/>
        </table:table-row>
        <table:table-row table:style-name="ro1">
          <table:table-cell office:value-type="float" office:value="23.53" table:style-name="ce8">
            <text:p>23.53<text:s/></text:p>
          </table:table-cell>
          <table:table-cell office:value-type="float" office:value="1.1000000000000001" table:style-name="ce8">
            <text:p>1.10<text:s/></text:p>
          </table:table-cell>
          <table:table-cell office:value-type="float" office:value="41.9" table:style-name="ce8">
            <text:p>41.90<text:s/></text:p>
          </table:table-cell>
          <table:table-cell table:number-columns-repeated="16381"/>
        </table:table-row>
        <table:table-row table:style-name="ro1">
          <table:table-cell office:value-type="float" office:value="24.18" table:style-name="ce8">
            <text:p>24.18<text:s/></text:p>
          </table:table-cell>
          <table:table-cell office:value-type="float" office:value="1.1000000000000001" table:style-name="ce8">
            <text:p>1.10<text:s/></text:p>
          </table:table-cell>
          <table:table-cell office:value-type="float" office:value="41.2" table:style-name="ce8">
            <text:p>41.20<text:s/></text:p>
          </table:table-cell>
          <table:table-cell table:number-columns-repeated="16381"/>
        </table:table-row>
        <table:table-row table:style-name="ro1">
          <table:table-cell office:value-type="float" office:value="24.84" table:style-name="ce8">
            <text:p>24.84<text:s/></text:p>
          </table:table-cell>
          <table:table-cell office:value-type="float" office:value="1.1000000000000001" table:style-name="ce8">
            <text:p>1.10<text:s/></text:p>
          </table:table-cell>
          <table:table-cell office:value-type="float" office:value="40.1" table:style-name="ce8">
            <text:p>40.10<text:s/></text:p>
          </table:table-cell>
          <table:table-cell table:number-columns-repeated="16381"/>
        </table:table-row>
        <table:table-row table:style-name="ro1">
          <table:table-cell office:value-type="float" office:value="25.52" table:style-name="ce8">
            <text:p>25.52<text:s/></text:p>
          </table:table-cell>
          <table:table-cell office:value-type="float" office:value="1.1000000000000001" table:style-name="ce8">
            <text:p>1.10<text:s/></text:p>
          </table:table-cell>
          <table:table-cell office:value-type="float" office:value="38.6" table:style-name="ce8">
            <text:p>38.60<text:s/></text:p>
          </table:table-cell>
          <table:table-cell table:number-columns-repeated="16381"/>
        </table:table-row>
        <table:table-row table:style-name="ro1">
          <table:table-cell office:value-type="float" office:value="26.22" table:style-name="ce8">
            <text:p>26.22<text:s/></text:p>
          </table:table-cell>
          <table:table-cell office:value-type="float" office:value="1.1000000000000001" table:style-name="ce8">
            <text:p>1.10<text:s/></text:p>
          </table:table-cell>
          <table:table-cell office:value-type="float" office:value="36.700000000000003" table:style-name="ce8">
            <text:p>36.70<text:s/></text:p>
          </table:table-cell>
          <table:table-cell table:number-columns-repeated="16381"/>
        </table:table-row>
        <table:table-row table:style-name="ro1">
          <table:table-cell office:value-type="float" office:value="26.94" table:style-name="ce8">
            <text:p>26.94<text:s/></text:p>
          </table:table-cell>
          <table:table-cell office:value-type="float" office:value="1" table:style-name="ce8">
            <text:p>1.00<text:s/></text:p>
          </table:table-cell>
          <table:table-cell office:value-type="float" office:value="34.6" table:style-name="ce8">
            <text:p>34.60<text:s/></text:p>
          </table:table-cell>
          <table:table-cell table:number-columns-repeated="16381"/>
        </table:table-row>
        <table:table-row table:style-name="ro1">
          <table:table-cell office:value-type="float" office:value="27.68" table:style-name="ce8">
            <text:p>27.68<text:s/></text:p>
          </table:table-cell>
          <table:table-cell office:value-type="float" office:value="1" table:style-name="ce8">
            <text:p>1.00<text:s/></text:p>
          </table:table-cell>
          <table:table-cell office:value-type="float" office:value="32.5" table:style-name="ce8">
            <text:p>32.50<text:s/></text:p>
          </table:table-cell>
          <table:table-cell table:number-columns-repeated="16381"/>
        </table:table-row>
        <table:table-row table:style-name="ro1">
          <table:table-cell office:value-type="float" office:value="28.44" table:style-name="ce8">
            <text:p>28.44<text:s/></text:p>
          </table:table-cell>
          <table:table-cell office:value-type="float" office:value="0.9" table:style-name="ce8">
            <text:p>0.90<text:s/></text:p>
          </table:table-cell>
          <table:table-cell office:value-type="float" office:value="30.3" table:style-name="ce8">
            <text:p>30.30<text:s/></text:p>
          </table:table-cell>
          <table:table-cell table:number-columns-repeated="16381"/>
        </table:table-row>
        <table:table-row table:style-name="ro1">
          <table:table-cell office:value-type="float" office:value="29.22" table:style-name="ce8">
            <text:p>29.22<text:s/></text:p>
          </table:table-cell>
          <table:table-cell office:value-type="float" office:value="0.9" table:style-name="ce8">
            <text:p>0.90<text:s/></text:p>
          </table:table-cell>
          <table:table-cell office:value-type="float" office:value="28.2" table:style-name="ce8">
            <text:p>28.20<text:s/></text:p>
          </table:table-cell>
          <table:table-cell table:number-columns-repeated="16381"/>
        </table:table-row>
        <table:table-row table:style-name="ro1">
          <table:table-cell office:value-type="float" office:value="30.03" table:style-name="ce8">
            <text:p>30.03<text:s/></text:p>
          </table:table-cell>
          <table:table-cell office:value-type="float" office:value="0.8" table:style-name="ce8">
            <text:p>0.80<text:s/></text:p>
          </table:table-cell>
          <table:table-cell office:value-type="float" office:value="26.3" table:style-name="ce8">
            <text:p>26.30<text:s/></text:p>
          </table:table-cell>
          <table:table-cell table:number-columns-repeated="16381"/>
        </table:table-row>
        <table:table-row table:style-name="ro1">
          <table:table-cell office:value-type="float" office:value="30.85" table:style-name="ce8">
            <text:p>30.85<text:s/></text:p>
          </table:table-cell>
          <table:table-cell office:value-type="float" office:value="0.8" table:style-name="ce8">
            <text:p>0.80<text:s/></text:p>
          </table:table-cell>
          <table:table-cell office:value-type="float" office:value="24.6" table:style-name="ce8">
            <text:p>24.60<text:s/></text:p>
          </table:table-cell>
          <table:table-cell table:number-columns-repeated="16381"/>
        </table:table-row>
        <table:table-row table:style-name="ro1">
          <table:table-cell office:value-type="float" office:value="31.7" table:style-name="ce8">
            <text:p>31.70<text:s/></text:p>
          </table:table-cell>
          <table:table-cell office:value-type="float" office:value="0.7" table:style-name="ce8">
            <text:p>0.70<text:s/></text:p>
          </table:table-cell>
          <table:table-cell office:value-type="float" office:value="23.1" table:style-name="ce8">
            <text:p>23.10<text:s/></text:p>
          </table:table-cell>
          <table:table-cell table:number-columns-repeated="16381"/>
        </table:table-row>
        <table:table-row table:style-name="ro1">
          <table:table-cell office:value-type="float" office:value="32.57" table:style-name="ce8">
            <text:p>32.57<text:s/></text:p>
          </table:table-cell>
          <table:table-cell office:value-type="float" office:value="0.9" table:style-name="ce8">
            <text:p>0.90<text:s/></text:p>
          </table:table-cell>
          <table:table-cell office:value-type="float" office:value="21.7" table:style-name="ce8">
            <text:p>21.70<text:s/></text:p>
          </table:table-cell>
          <table:table-cell table:number-columns-repeated="16381"/>
        </table:table-row>
        <table:table-row table:style-name="ro1">
          <table:table-cell office:value-type="float" office:value="33.46" table:style-name="ce8">
            <text:p>33.46<text:s/></text:p>
          </table:table-cell>
          <table:table-cell office:value-type="float" office:value="0.9" table:style-name="ce8">
            <text:p>0.90<text:s/></text:p>
          </table:table-cell>
          <table:table-cell office:value-type="float" office:value="20.5" table:style-name="ce8">
            <text:p>20.50<text:s/></text:p>
          </table:table-cell>
          <table:table-cell table:number-columns-repeated="16381"/>
        </table:table-row>
        <table:table-row table:style-name="ro1">
          <table:table-cell office:value-type="float" office:value="34.380000000000003" table:style-name="ce8">
            <text:p>34.38<text:s/></text:p>
          </table:table-cell>
          <table:table-cell office:value-type="float" office:value="0.8" table:style-name="ce8">
            <text:p>0.80<text:s/></text:p>
          </table:table-cell>
          <table:table-cell office:value-type="float" office:value="19.5" table:style-name="ce8">
            <text:p>19.50<text:s/></text:p>
          </table:table-cell>
          <table:table-cell table:number-columns-repeated="16381"/>
        </table:table-row>
        <table:table-row table:style-name="ro1">
          <table:table-cell office:value-type="float" office:value="35.33" table:style-name="ce8">
            <text:p>35.33<text:s/></text:p>
          </table:table-cell>
          <table:table-cell office:value-type="float" office:value="0.8" table:style-name="ce8">
            <text:p>0.80<text:s/></text:p>
          </table:table-cell>
          <table:table-cell office:value-type="float" office:value="18.600000000000001" table:style-name="ce8">
            <text:p>18.60<text:s/></text:p>
          </table:table-cell>
          <table:table-cell table:number-columns-repeated="16381"/>
        </table:table-row>
        <table:table-row table:style-name="ro1">
          <table:table-cell office:value-type="float" office:value="36.299999999999997" table:style-name="ce8">
            <text:p>36.30<text:s/></text:p>
          </table:table-cell>
          <table:table-cell office:value-type="float" office:value="0.8" table:style-name="ce8">
            <text:p>0.80<text:s/></text:p>
          </table:table-cell>
          <table:table-cell office:value-type="float" office:value="17.899999999999999" table:style-name="ce8">
            <text:p>17.90<text:s/></text:p>
          </table:table-cell>
          <table:table-cell table:number-columns-repeated="16381"/>
        </table:table-row>
        <table:table-row table:style-name="ro1">
          <table:table-cell office:value-type="float" office:value="37.29" table:style-name="ce8">
            <text:p>37.29<text:s/></text:p>
          </table:table-cell>
          <table:table-cell office:value-type="float" office:value="0.8" table:style-name="ce8">
            <text:p>0.80<text:s/></text:p>
          </table:table-cell>
          <table:table-cell office:value-type="float" office:value="17.3" table:style-name="ce8">
            <text:p>17.30<text:s/></text:p>
          </table:table-cell>
          <table:table-cell table:number-columns-repeated="16381"/>
        </table:table-row>
        <table:table-row table:style-name="ro1">
          <table:table-cell office:value-type="float" office:value="38.32" table:style-name="ce8">
            <text:p>38.32<text:s/></text:p>
          </table:table-cell>
          <table:table-cell office:value-type="float" office:value="0.7" table:style-name="ce8">
            <text:p>0.70<text:s/></text:p>
          </table:table-cell>
          <table:table-cell office:value-type="float" office:value="16.899999999999999" table:style-name="ce8">
            <text:p>16.90<text:s/></text:p>
          </table:table-cell>
          <table:table-cell table:number-columns-repeated="16381"/>
        </table:table-row>
        <table:table-row table:style-name="ro1">
          <table:table-cell office:value-type="float" office:value="39.369999999999997" table:style-name="ce8">
            <text:p>39.37<text:s/></text:p>
          </table:table-cell>
          <table:table-cell office:value-type="float" office:value="0.8" table:style-name="ce8">
            <text:p>0.80<text:s/></text:p>
          </table:table-cell>
          <table:table-cell office:value-type="float" office:value="16.5" table:style-name="ce8">
            <text:p>16.50<text:s/></text:p>
          </table:table-cell>
          <table:table-cell table:number-columns-repeated="16381"/>
        </table:table-row>
        <table:table-row table:style-name="ro1">
          <table:table-cell office:value-type="float" office:value="40.450000000000003" table:style-name="ce8">
            <text:p>40.45<text:s/></text:p>
          </table:table-cell>
          <table:table-cell office:value-type="float" office:value="0.69999999999999896" table:style-name="ce8">
            <text:p>0.70<text:s/></text:p>
          </table:table-cell>
          <table:table-cell office:value-type="float" office:value="16.100000000000001" table:style-name="ce8">
            <text:p>16.10<text:s/></text:p>
          </table:table-cell>
          <table:table-cell table:number-columns-repeated="16381"/>
        </table:table-row>
        <table:table-row table:style-name="ro1">
          <table:table-cell office:value-type="float" office:value="41.56" table:style-name="ce8">
            <text:p>41.56<text:s/></text:p>
          </table:table-cell>
          <table:table-cell office:value-type="float" office:value="0.69999999999999896" table:style-name="ce8">
            <text:p>0.70<text:s/></text:p>
          </table:table-cell>
          <table:table-cell office:value-type="float" office:value="15.8" table:style-name="ce8">
            <text:p>15.80<text:s/></text:p>
          </table:table-cell>
          <table:table-cell table:number-columns-repeated="16381"/>
        </table:table-row>
        <table:table-row table:style-name="ro1">
          <table:table-cell office:value-type="float" office:value="42.7" table:style-name="ce8">
            <text:p>42.70<text:s/></text:p>
          </table:table-cell>
          <table:table-cell office:value-type="float" office:value="0.59999999999999898" table:style-name="ce8">
            <text:p>0.60<text:s/></text:p>
          </table:table-cell>
          <table:table-cell office:value-type="float" office:value="15.4" table:style-name="ce8">
            <text:p>15.40<text:s/></text:p>
          </table:table-cell>
          <table:table-cell table:number-columns-repeated="16381"/>
        </table:table-row>
        <table:table-row table:style-name="ro1">
          <table:table-cell office:value-type="float" office:value="43.87" table:style-name="ce8">
            <text:p>43.87<text:s/></text:p>
          </table:table-cell>
          <table:table-cell office:value-type="float" office:value="0.59999999999999898" table:style-name="ce8">
            <text:p>0.60<text:s/></text:p>
          </table:table-cell>
          <table:table-cell office:value-type="float" office:value="15" table:style-name="ce8">
            <text:p>15.00<text:s/></text:p>
          </table:table-cell>
          <table:table-cell table:number-columns-repeated="16381"/>
        </table:table-row>
        <table:table-row table:style-name="ro1">
          <table:table-cell office:value-type="float" office:value="45.08" table:style-name="ce8">
            <text:p>45.08<text:s/></text:p>
          </table:table-cell>
          <table:table-cell office:value-type="float" office:value="0.59999999999999898" table:style-name="ce8">
            <text:p>0.60<text:s/></text:p>
          </table:table-cell>
          <table:table-cell office:value-type="float" office:value="14.5" table:style-name="ce8">
            <text:p>14.50<text:s/></text:p>
          </table:table-cell>
          <table:table-cell table:number-columns-repeated="16381"/>
        </table:table-row>
        <table:table-row table:style-name="ro1">
          <table:table-cell office:value-type="float" office:value="46.32" table:style-name="ce8">
            <text:p>46.32<text:s/></text:p>
          </table:table-cell>
          <table:table-cell office:value-type="float" office:value="0.5" table:style-name="ce8">
            <text:p>0.50<text:s/></text:p>
          </table:table-cell>
          <table:table-cell office:value-type="float" office:value="14.1" table:style-name="ce8">
            <text:p>14.10<text:s/></text:p>
          </table:table-cell>
          <table:table-cell table:number-columns-repeated="16381"/>
        </table:table-row>
        <table:table-row table:style-name="ro1">
          <table:table-cell office:value-type="float" office:value="47.59" table:style-name="ce8">
            <text:p>47.59<text:s/></text:p>
          </table:table-cell>
          <table:table-cell office:value-type="float" office:value="0.5" table:style-name="ce8">
            <text:p>0.50<text:s/></text:p>
          </table:table-cell>
          <table:table-cell office:value-type="float" office:value="13.6" table:style-name="ce8">
            <text:p>13.60<text:s/></text:p>
          </table:table-cell>
          <table:table-cell table:number-columns-repeated="16381"/>
        </table:table-row>
        <table:table-row table:style-name="ro1">
          <table:table-cell office:value-type="float" office:value="48.9" table:style-name="ce8">
            <text:p>48.90<text:s/></text:p>
          </table:table-cell>
          <table:table-cell office:value-type="float" office:value="0.4" table:style-name="ce8">
            <text:p>0.40<text:s/></text:p>
          </table:table-cell>
          <table:table-cell office:value-type="float" office:value="13.2" table:style-name="ce8">
            <text:p>13.20<text:s/></text:p>
          </table:table-cell>
          <table:table-cell table:number-columns-repeated="16381"/>
        </table:table-row>
        <table:table-row table:style-name="ro1">
          <table:table-cell office:value-type="float" office:value="50.24" table:style-name="ce8">
            <text:p>50.24<text:s/></text:p>
          </table:table-cell>
          <table:table-cell office:value-type="float" office:value="0.5" table:style-name="ce8">
            <text:p>0.50<text:s/></text:p>
          </table:table-cell>
          <table:table-cell office:value-type="float" office:value="12.9" table:style-name="ce8">
            <text:p>12.90<text:s/></text:p>
          </table:table-cell>
          <table:table-cell table:number-columns-repeated="16381"/>
        </table:table-row>
        <table:table-row table:style-name="ro1">
          <table:table-cell office:value-type="float" office:value="51.62" table:style-name="ce8">
            <text:p>51.62<text:s/></text:p>
          </table:table-cell>
          <table:table-cell office:value-type="float" office:value="0.39999999999999902" table:style-name="ce8">
            <text:p>0.40<text:s/></text:p>
          </table:table-cell>
          <table:table-cell office:value-type="float" office:value="12.5" table:style-name="ce8">
            <text:p>12.50<text:s/></text:p>
          </table:table-cell>
          <table:table-cell table:number-columns-repeated="16381"/>
        </table:table-row>
        <table:table-row table:style-name="ro1">
          <table:table-cell office:value-type="float" office:value="53.03" table:style-name="ce8">
            <text:p>53.03<text:s/></text:p>
          </table:table-cell>
          <table:table-cell office:value-type="float" office:value="0.39999999999999902" table:style-name="ce8">
            <text:p>0.40<text:s/></text:p>
          </table:table-cell>
          <table:table-cell office:value-type="float" office:value="12.2" table:style-name="ce8">
            <text:p>12.20<text:s/></text:p>
          </table:table-cell>
          <table:table-cell table:number-columns-repeated="16381"/>
        </table:table-row>
        <table:table-row table:style-name="ro1">
          <table:table-cell office:value-type="float" office:value="54.49" table:style-name="ce8">
            <text:p>54.49<text:s/></text:p>
          </table:table-cell>
          <table:table-cell office:value-type="float" office:value="0.29999999999999899" table:style-name="ce8">
            <text:p>0.30<text:s/></text:p>
          </table:table-cell>
          <table:table-cell office:value-type="float" office:value="11.9" table:style-name="ce8">
            <text:p>11.90<text:s/></text:p>
          </table:table-cell>
          <table:table-cell table:number-columns-repeated="16381"/>
        </table:table-row>
        <table:table-row table:style-name="ro1">
          <table:table-cell office:value-type="float" office:value="55.99" table:style-name="ce8">
            <text:p>55.99<text:s/></text:p>
          </table:table-cell>
          <table:table-cell office:value-type="float" office:value="0.29999999999999899" table:style-name="ce8">
            <text:p>0.30<text:s/></text:p>
          </table:table-cell>
          <table:table-cell office:value-type="float" office:value="11.6" table:style-name="ce8">
            <text:p>11.60<text:s/></text:p>
          </table:table-cell>
          <table:table-cell table:number-columns-repeated="16381"/>
        </table:table-row>
        <table:table-row table:style-name="ro1">
          <table:table-cell office:value-type="float" office:value="57.52" table:style-name="ce8">
            <text:p>57.52<text:s/></text:p>
          </table:table-cell>
          <table:table-cell office:value-type="float" office:value="0.19999999999999901" table:style-name="ce8">
            <text:p>0.20<text:s/></text:p>
          </table:table-cell>
          <table:table-cell office:value-type="float" office:value="11.3" table:style-name="ce8">
            <text:p>11.30<text:s/></text:p>
          </table:table-cell>
          <table:table-cell table:number-columns-repeated="16381"/>
        </table:table-row>
        <table:table-row table:style-name="ro1">
          <table:table-cell office:value-type="float" office:value="59.1" table:style-name="ce8">
            <text:p>59.10<text:s/></text:p>
          </table:table-cell>
          <table:table-cell office:value-type="float" office:value="0.19999999999999901" table:style-name="ce8">
            <text:p>0.20<text:s/></text:p>
          </table:table-cell>
          <table:table-cell office:value-type="float" office:value="10.9" table:style-name="ce8">
            <text:p>10.90<text:s/></text:p>
          </table:table-cell>
          <table:table-cell table:number-columns-repeated="16381"/>
        </table:table-row>
        <table:table-row table:style-name="ro1">
          <table:table-cell office:value-type="float" office:value="60.73" table:style-name="ce8">
            <text:p>60.73<text:s/></text:p>
          </table:table-cell>
          <table:table-cell office:value-type="float" office:value="0.19999999999999901" table:style-name="ce8">
            <text:p>0.20<text:s/></text:p>
          </table:table-cell>
          <table:table-cell office:value-type="float" office:value="10.5" table:style-name="ce8">
            <text:p>10.50<text:s/></text:p>
          </table:table-cell>
          <table:table-cell table:number-columns-repeated="16381"/>
        </table:table-row>
        <table:table-row table:style-name="ro1">
          <table:table-cell office:value-type="float" office:value="62.39" table:style-name="ce8">
            <text:p>62.39<text:s/></text:p>
          </table:table-cell>
          <table:table-cell office:value-type="float" office:value="0.19999999999999901" table:style-name="ce8">
            <text:p>0.20<text:s/></text:p>
          </table:table-cell>
          <table:table-cell office:value-type="float" office:value="10.1" table:style-name="ce8">
            <text:p>10.10<text:s/></text:p>
          </table:table-cell>
          <table:table-cell table:number-columns-repeated="16381"/>
        </table:table-row>
        <table:table-row table:style-name="ro1">
          <table:table-cell office:value-type="float" office:value="64.11" table:style-name="ce8">
            <text:p>64.11<text:s/></text:p>
          </table:table-cell>
          <table:table-cell office:value-type="float" office:value="0.19999999999999901" table:style-name="ce8">
            <text:p>0.20<text:s/></text:p>
          </table:table-cell>
          <table:table-cell office:value-type="float" office:value="9.6" table:style-name="ce8">
            <text:p>9.60<text:s/></text:p>
          </table:table-cell>
          <table:table-cell table:number-columns-repeated="16381"/>
        </table:table-row>
        <table:table-row table:style-name="ro1">
          <table:table-cell office:value-type="float" office:value="65.87" table:style-name="ce8">
            <text:p>65.87<text:s/></text:p>
          </table:table-cell>
          <table:table-cell office:value-type="float" office:value="0.19999999999999901" table:style-name="ce8">
            <text:p>0.20<text:s/></text:p>
          </table:table-cell>
          <table:table-cell office:value-type="float" office:value="9.1999999999999993" table:style-name="ce8">
            <text:p>9.20<text:s/></text:p>
          </table:table-cell>
          <table:table-cell table:number-columns-repeated="16381"/>
        </table:table-row>
        <table:table-row table:style-name="ro1">
          <table:table-cell office:value-type="float" office:value="67.680000000000007" table:style-name="ce8">
            <text:p>67.68<text:s/></text:p>
          </table:table-cell>
          <table:table-cell office:value-type="float" office:value="0.19999999999999901" table:style-name="ce8">
            <text:p>0.20<text:s/></text:p>
          </table:table-cell>
          <table:table-cell office:value-type="float" office:value="8.6999999999999993" table:style-name="ce8">
            <text:p>8.70<text:s/></text:p>
          </table:table-cell>
          <table:table-cell table:number-columns-repeated="16381"/>
        </table:table-row>
        <table:table-row table:style-name="ro1">
          <table:table-cell office:value-type="float" office:value="69.540000000000006" table:style-name="ce8">
            <text:p>69.54<text:s/></text:p>
          </table:table-cell>
          <table:table-cell office:value-type="float" office:value="0.19999999999999901" table:style-name="ce8">
            <text:p>0.20<text:s/></text:p>
          </table:table-cell>
          <table:table-cell office:value-type="float" office:value="8.3000000000000007" table:style-name="ce8">
            <text:p>8.30<text:s/></text:p>
          </table:table-cell>
          <table:table-cell table:number-columns-repeated="16381"/>
        </table:table-row>
        <table:table-row table:style-name="ro1">
          <table:table-cell office:value-type="float" office:value="71.44" table:style-name="ce8">
            <text:p>71.44<text:s/></text:p>
          </table:table-cell>
          <table:table-cell office:value-type="float" office:value="0.19999999999999901" table:style-name="ce8">
            <text:p>0.20<text:s/></text:p>
          </table:table-cell>
          <table:table-cell office:value-type="float" office:value="7.9" table:style-name="ce8">
            <text:p>7.90<text:s/></text:p>
          </table:table-cell>
          <table:table-cell table:number-columns-repeated="16381"/>
        </table:table-row>
        <table:table-row table:style-name="ro1">
          <table:table-cell office:value-type="float" office:value="73.41" table:style-name="ce8">
            <text:p>73.41<text:s/></text:p>
          </table:table-cell>
          <table:table-cell office:value-type="float" office:value="0.19999999999999901" table:style-name="ce8">
            <text:p>0.20<text:s/></text:p>
          </table:table-cell>
          <table:table-cell office:value-type="float" office:value="7.5" table:style-name="ce8">
            <text:p>7.50<text:s/></text:p>
          </table:table-cell>
          <table:table-cell table:number-columns-repeated="16381"/>
        </table:table-row>
        <table:table-row table:style-name="ro1">
          <table:table-cell office:value-type="float" office:value="75.42" table:style-name="ce8">
            <text:p>75.42<text:s/></text:p>
          </table:table-cell>
          <table:table-cell office:value-type="float" office:value="0.19999999999999901" table:style-name="ce8">
            <text:p>0.20<text:s/></text:p>
          </table:table-cell>
          <table:table-cell office:value-type="float" office:value="7.3" table:style-name="ce8">
            <text:p>7.30<text:s/></text:p>
          </table:table-cell>
          <table:table-cell table:number-columns-repeated="16381"/>
        </table:table-row>
        <table:table-row table:style-name="ro1">
          <table:table-cell office:value-type="float" office:value="77.489999999999995" table:style-name="ce8">
            <text:p>77.49<text:s/></text:p>
          </table:table-cell>
          <table:table-cell office:value-type="float" office:value="9.9999999999999603E-2" table:style-name="ce8">
            <text:p>0.10<text:s/></text:p>
          </table:table-cell>
          <table:table-cell office:value-type="float" office:value="7" table:style-name="ce8">
            <text:p>7.00<text:s/></text:p>
          </table:table-cell>
          <table:table-cell table:number-columns-repeated="16381"/>
        </table:table-row>
        <table:table-row table:style-name="ro1">
          <table:table-cell office:value-type="float" office:value="79.62" table:style-name="ce8">
            <text:p>79.62<text:s/></text:p>
          </table:table-cell>
          <table:table-cell office:value-type="float" office:value="9.9999999999999603E-2" table:style-name="ce8">
            <text:p>0.10<text:s/></text:p>
          </table:table-cell>
          <table:table-cell office:value-type="float" office:value="6.8" table:style-name="ce8">
            <text:p>6.80<text:s/></text:p>
          </table:table-cell>
          <table:table-cell table:number-columns-repeated="16381"/>
        </table:table-row>
        <table:table-row table:style-name="ro1">
          <table:table-cell office:value-type="float" office:value="81.81" table:style-name="ce8">
            <text:p>81.81<text:s/></text:p>
          </table:table-cell>
          <table:table-cell office:value-type="float" office:value="9.9999999999999603E-2" table:style-name="ce8">
            <text:p>0.10<text:s/></text:p>
          </table:table-cell>
          <table:table-cell office:value-type="float" office:value="6.6" table:style-name="ce8">
            <text:p>6.60<text:s/></text:p>
          </table:table-cell>
          <table:table-cell table:number-columns-repeated="16381"/>
        </table:table-row>
        <table:table-row table:style-name="ro1">
          <table:table-cell office:value-type="float" office:value="84.05" table:style-name="ce8">
            <text:p>84.05<text:s/></text:p>
          </table:table-cell>
          <table:table-cell office:value-type="float" office:value="9.9999999999999603E-2" table:style-name="ce8">
            <text:p>0.10<text:s/></text:p>
          </table:table-cell>
          <table:table-cell office:value-type="float" office:value="6.4" table:style-name="ce8">
            <text:p>6.40<text:s/></text:p>
          </table:table-cell>
          <table:table-cell table:number-columns-repeated="16381"/>
        </table:table-row>
        <table:table-row table:style-name="ro1">
          <table:table-cell office:value-type="float" office:value="86.36" table:style-name="ce8">
            <text:p>86.36<text:s/></text:p>
          </table:table-cell>
          <table:table-cell office:value-type="float" office:value="9.9999999999999603E-2" table:style-name="ce8">
            <text:p>0.10<text:s/></text:p>
          </table:table-cell>
          <table:table-cell office:value-type="float" office:value="6.1" table:style-name="ce8">
            <text:p>6.10<text:s/></text:p>
          </table:table-cell>
          <table:table-cell table:number-columns-repeated="16381"/>
        </table:table-row>
        <table:table-row table:style-name="ro1">
          <table:table-cell office:value-type="float" office:value="88.73" table:style-name="ce8">
            <text:p>88.73<text:s/></text:p>
          </table:table-cell>
          <table:table-cell office:value-type="float" office:value="9.9999999999999603E-2" table:style-name="ce8">
            <text:p>0.10<text:s/></text:p>
          </table:table-cell>
          <table:table-cell office:value-type="float" office:value="5.8" table:style-name="ce8">
            <text:p>5.80<text:s/></text:p>
          </table:table-cell>
          <table:table-cell table:number-columns-repeated="16381"/>
        </table:table-row>
        <table:table-row table:style-name="ro1">
          <table:table-cell office:value-type="float" office:value="91.17" table:style-name="ce8">
            <text:p>91.17<text:s/></text:p>
          </table:table-cell>
          <table:table-cell office:value-type="float" office:value="9.9999999999999603E-2" table:style-name="ce8">
            <text:p>0.10<text:s/></text:p>
          </table:table-cell>
          <table:table-cell office:value-type="float" office:value="5.5" table:style-name="ce8">
            <text:p>5.50<text:s/></text:p>
          </table:table-cell>
          <table:table-cell table:number-columns-repeated="16381"/>
        </table:table-row>
        <table:table-row table:style-name="ro1">
          <table:table-cell office:value-type="float" office:value="93.67" table:style-name="ce8">
            <text:p>93.67<text:s/></text:p>
          </table:table-cell>
          <table:table-cell office:value-type="float" office:value="9.9999999999999603E-2" table:style-name="ce8">
            <text:p>0.10<text:s/></text:p>
          </table:table-cell>
          <table:table-cell office:value-type="float" office:value="5.3" table:style-name="ce8">
            <text:p>5.30<text:s/></text:p>
          </table:table-cell>
          <table:table-cell table:number-columns-repeated="16381"/>
        </table:table-row>
        <table:table-row table:style-name="ro1">
          <table:table-cell office:value-type="float" office:value="96.25" table:style-name="ce8">
            <text:p>96.25<text:s/></text:p>
          </table:table-cell>
          <table:table-cell office:value-type="float" office:value="9.9999999999999603E-2" table:style-name="ce8">
            <text:p>0.10<text:s/></text:p>
          </table:table-cell>
          <table:table-cell office:value-type="float" office:value="5" table:style-name="ce8">
            <text:p>5.00<text:s/></text:p>
          </table:table-cell>
          <table:table-cell table:number-columns-repeated="16381"/>
        </table:table-row>
        <table:table-row table:style-name="ro1">
          <table:table-cell office:value-type="float" office:value="98.89" table:style-name="ce8">
            <text:p>98.89<text:s/></text:p>
          </table:table-cell>
          <table:table-cell office:value-type="float" office:value="9.9999999999999603E-2" table:style-name="ce8">
            <text:p>0.10<text:s/></text:p>
          </table:table-cell>
          <table:table-cell office:value-type="float" office:value="4.8" table:style-name="ce8">
            <text:p>4.80<text:s/></text:p>
          </table:table-cell>
          <table:table-cell table:number-columns-repeated="16381"/>
        </table:table-row>
        <table:table-row table:style-name="ro1">
          <table:table-cell office:value-type="float" office:value="101.6" table:style-name="ce8">
            <text:p>101.60<text:s/></text:p>
          </table:table-cell>
          <table:table-cell office:value-type="float" office:value="9.9999999999999603E-2" table:style-name="ce8">
            <text:p>0.10<text:s/></text:p>
          </table:table-cell>
          <table:table-cell office:value-type="float" office:value="4.5999999999999996" table:style-name="ce8">
            <text:p>4.60<text:s/></text:p>
          </table:table-cell>
          <table:table-cell table:number-columns-repeated="16381"/>
        </table:table-row>
        <table:table-row table:style-name="ro1">
          <table:table-cell office:value-type="float" office:value="104.39" table:style-name="ce8">
            <text:p>104.39<text:s/></text:p>
          </table:table-cell>
          <table:table-cell office:value-type="float" office:value="9.9999999999999603E-2" table:style-name="ce8">
            <text:p>0.10<text:s/></text:p>
          </table:table-cell>
          <table:table-cell office:value-type="float" office:value="4.3" table:style-name="ce8">
            <text:p>4.30<text:s/></text:p>
          </table:table-cell>
          <table:table-cell table:number-columns-repeated="16381"/>
        </table:table-row>
        <table:table-row table:style-name="ro1">
          <table:table-cell office:value-type="float" office:value="107.26" table:style-name="ce8">
            <text:p>107.26<text:s/></text:p>
          </table:table-cell>
          <table:table-cell office:value-type="float" office:value="9.9999999999999603E-2" table:style-name="ce8">
            <text:p>0.10<text:s/></text:p>
          </table:table-cell>
          <table:table-cell office:value-type="float" office:value="4" table:style-name="ce8">
            <text:p>4.00<text:s/></text:p>
          </table:table-cell>
          <table:table-cell table:number-columns-repeated="16381"/>
        </table:table-row>
        <table:table-row table:style-name="ro1">
          <table:table-cell office:value-type="float" office:value="110.21" table:style-name="ce8">
            <text:p>110.21<text:s/></text:p>
          </table:table-cell>
          <table:table-cell office:value-type="float" office:value="9.9999999999999603E-2" table:style-name="ce8">
            <text:p>0.10<text:s/></text:p>
          </table:table-cell>
          <table:table-cell office:value-type="float" office:value="3.7" table:style-name="ce8">
            <text:p>3.70<text:s/></text:p>
          </table:table-cell>
          <table:table-cell table:number-columns-repeated="16381"/>
        </table:table-row>
        <table:table-row table:style-name="ro1">
          <table:table-cell office:value-type="float" office:value="113.23" table:style-name="ce8">
            <text:p>113.23<text:s/></text:p>
          </table:table-cell>
          <table:table-cell office:value-type="float" office:value="0" table:style-name="ce8">
            <text:p>0.00<text:s/></text:p>
          </table:table-cell>
          <table:table-cell office:value-type="float" office:value="3.5" table:style-name="ce8">
            <text:p>3.50<text:s/></text:p>
          </table:table-cell>
          <table:table-cell table:number-columns-repeated="16381"/>
        </table:table-row>
        <table:table-row table:style-name="ro1">
          <table:table-cell office:value-type="float" office:value="116.34" table:style-name="ce8">
            <text:p>116.34<text:s/></text:p>
          </table:table-cell>
          <table:table-cell office:value-type="float" office:value="0" table:style-name="ce8">
            <text:p>0.00<text:s/></text:p>
          </table:table-cell>
          <table:table-cell office:value-type="float" office:value="3.2" table:style-name="ce8">
            <text:p>3.20<text:s/></text:p>
          </table:table-cell>
          <table:table-cell table:number-columns-repeated="16381"/>
        </table:table-row>
        <table:table-row table:style-name="ro1">
          <table:table-cell office:value-type="float" office:value="119.54" table:style-name="ce8">
            <text:p>119.54<text:s/></text:p>
          </table:table-cell>
          <table:table-cell office:value-type="float" office:value="0" table:style-name="ce8">
            <text:p>0.00<text:s/></text:p>
          </table:table-cell>
          <table:table-cell office:value-type="float" office:value="2.9" table:style-name="ce8">
            <text:p>2.90<text:s/></text:p>
          </table:table-cell>
          <table:table-cell table:number-columns-repeated="16381"/>
        </table:table-row>
        <table:table-row table:style-name="ro1">
          <table:table-cell office:value-type="float" office:value="122.82" table:style-name="ce8">
            <text:p>122.82<text:s/></text:p>
          </table:table-cell>
          <table:table-cell office:value-type="float" office:value="0" table:style-name="ce8">
            <text:p>0.00<text:s/></text:p>
          </table:table-cell>
          <table:table-cell office:value-type="float" office:value="2.7" table:style-name="ce8">
            <text:p>2.70<text:s/></text:p>
          </table:table-cell>
          <table:table-cell table:number-columns-repeated="16381"/>
        </table:table-row>
        <table:table-row table:style-name="ro1">
          <table:table-cell office:value-type="float" office:value="126.19" table:style-name="ce8">
            <text:p>126.19<text:s/></text:p>
          </table:table-cell>
          <table:table-cell office:value-type="float" office:value="-0.100000000000001" table:style-name="ce8">
            <text:p>-0.10<text:s/></text:p>
          </table:table-cell>
          <table:table-cell office:value-type="float" office:value="2.5" table:style-name="ce8">
            <text:p>2.50<text:s/></text:p>
          </table:table-cell>
          <table:table-cell table:number-columns-repeated="16381"/>
        </table:table-row>
        <table:table-row table:style-name="ro1">
          <table:table-cell office:value-type="float" office:value="129.66" table:style-name="ce8">
            <text:p>129.66<text:s/></text:p>
          </table:table-cell>
          <table:table-cell office:value-type="float" office:value="-0.100000000000001" table:style-name="ce8">
            <text:p>-0.10<text:s/></text:p>
          </table:table-cell>
          <table:table-cell office:value-type="float" office:value="2.2999999999999998" table:style-name="ce8">
            <text:p>2.30<text:s/></text:p>
          </table:table-cell>
          <table:table-cell table:number-columns-repeated="16381"/>
        </table:table-row>
        <table:table-row table:style-name="ro1">
          <table:table-cell office:value-type="float" office:value="133.22" table:style-name="ce8">
            <text:p>133.22<text:s/></text:p>
          </table:table-cell>
          <table:table-cell office:value-type="float" office:value="-0.100000000000001" table:style-name="ce8">
            <text:p>-0.10<text:s/></text:p>
          </table:table-cell>
          <table:table-cell office:value-type="float" office:value="2.2000000000000002" table:style-name="ce8">
            <text:p>2.20<text:s/></text:p>
          </table:table-cell>
          <table:table-cell table:number-columns-repeated="16381"/>
        </table:table-row>
        <table:table-row table:style-name="ro1">
          <table:table-cell office:value-type="float" office:value="136.87" table:style-name="ce8">
            <text:p>136.87<text:s/></text:p>
          </table:table-cell>
          <table:table-cell office:value-type="float" office:value="-0.100000000000001" table:style-name="ce8">
            <text:p>-0.10<text:s/></text:p>
          </table:table-cell>
          <table:table-cell office:value-type="float" office:value="2" table:style-name="ce8">
            <text:p>2.00<text:s/></text:p>
          </table:table-cell>
          <table:table-cell table:number-columns-repeated="16381"/>
        </table:table-row>
        <table:table-row table:style-name="ro1">
          <table:table-cell office:value-type="float" office:value="140.63" table:style-name="ce8">
            <text:p>140.63<text:s/></text:p>
          </table:table-cell>
          <table:table-cell office:value-type="float" office:value="-0.100000000000001" table:style-name="ce8">
            <text:p>-0.10<text:s/></text:p>
          </table:table-cell>
          <table:table-cell office:value-type="float" office:value="1.9" table:style-name="ce8">
            <text:p>1.90<text:s/></text:p>
          </table:table-cell>
          <table:table-cell table:number-columns-repeated="16381"/>
        </table:table-row>
        <table:table-row table:style-name="ro1">
          <table:table-cell office:value-type="float" office:value="144.5" table:style-name="ce8">
            <text:p>144.50<text:s/></text:p>
          </table:table-cell>
          <table:table-cell office:value-type="float" office:value="-0.100000000000001" table:style-name="ce8">
            <text:p>-0.10<text:s/></text:p>
          </table:table-cell>
          <table:table-cell office:value-type="float" office:value="1.7" table:style-name="ce8">
            <text:p>1.70<text:s/></text:p>
          </table:table-cell>
          <table:table-cell table:number-columns-repeated="16381"/>
        </table:table-row>
        <table:table-row table:style-name="ro1">
          <table:table-cell office:value-type="float" office:value="148.46" table:style-name="ce8">
            <text:p>148.46<text:s/></text:p>
          </table:table-cell>
          <table:table-cell office:value-type="float" office:value="-0.100000000000001" table:style-name="ce8">
            <text:p>-0.10<text:s/></text:p>
          </table:table-cell>
          <table:table-cell office:value-type="float" office:value="1.6" table:style-name="ce8">
            <text:p>1.60<text:s/></text:p>
          </table:table-cell>
          <table:table-cell table:number-columns-repeated="16381"/>
        </table:table-row>
        <table:table-row table:style-name="ro1">
          <table:table-cell office:value-type="float" office:value="152.54" table:style-name="ce8">
            <text:p>152.54<text:s/></text:p>
          </table:table-cell>
          <table:table-cell office:value-type="float" office:value="-0.100000000000001" table:style-name="ce8">
            <text:p>-0.10<text:s/></text:p>
          </table:table-cell>
          <table:table-cell office:value-type="float" office:value="1.4" table:style-name="ce8">
            <text:p>1.40<text:s/></text:p>
          </table:table-cell>
          <table:table-cell table:number-columns-repeated="16381"/>
        </table:table-row>
        <table:table-row table:style-name="ro1">
          <table:table-cell office:value-type="float" office:value="156.72999999999999" table:style-name="ce8">
            <text:p>156.73<text:s/></text:p>
          </table:table-cell>
          <table:table-cell office:value-type="float" office:value="-0.100000000000001" table:style-name="ce8">
            <text:p>-0.10<text:s/></text:p>
          </table:table-cell>
          <table:table-cell office:value-type="float" office:value="1.2" table:style-name="ce8">
            <text:p>1.20<text:s/></text:p>
          </table:table-cell>
          <table:table-cell table:number-columns-repeated="16381"/>
        </table:table-row>
        <table:table-row table:style-name="ro1">
          <table:table-cell office:value-type="float" office:value="161.03" table:style-name="ce8">
            <text:p>161.03<text:s/></text:p>
          </table:table-cell>
          <table:table-cell office:value-type="float" office:value="-0.100000000000001" table:style-name="ce8">
            <text:p>-0.10<text:s/></text:p>
          </table:table-cell>
          <table:table-cell office:value-type="float" office:value="1" table:style-name="ce8">
            <text:p>1.00<text:s/></text:p>
          </table:table-cell>
          <table:table-cell table:number-columns-repeated="16381"/>
        </table:table-row>
        <table:table-row table:style-name="ro1">
          <table:table-cell office:value-type="float" office:value="165.45" table:style-name="ce8">
            <text:p>165.45<text:s/></text:p>
          </table:table-cell>
          <table:table-cell office:value-type="float" office:value="-0.100000000000001" table:style-name="ce8">
            <text:p>-0.10<text:s/></text:p>
          </table:table-cell>
          <table:table-cell office:value-type="float" office:value="0.8" table:style-name="ce8">
            <text:p>0.80<text:s/></text:p>
          </table:table-cell>
          <table:table-cell table:number-columns-repeated="16381"/>
        </table:table-row>
        <table:table-row table:style-name="ro1">
          <table:table-cell office:value-type="float" office:value="170" table:style-name="ce8">
            <text:p>170.00<text:s/></text:p>
          </table:table-cell>
          <table:table-cell office:value-type="float" office:value="-0.100000000000001" table:style-name="ce8">
            <text:p>-0.10<text:s/></text:p>
          </table:table-cell>
          <table:table-cell office:value-type="float" office:value="0.6" table:style-name="ce8">
            <text:p>0.60<text:s/></text:p>
          </table:table-cell>
          <table:table-cell table:number-columns-repeated="16381"/>
        </table:table-row>
        <table:table-row table:style-name="ro1">
          <table:table-cell office:value-type="float" office:value="174.67" table:style-name="ce8">
            <text:p>174.67<text:s/></text:p>
          </table:table-cell>
          <table:table-cell office:value-type="float" office:value="-0.100000000000001" table:style-name="ce8">
            <text:p>-0.10<text:s/></text:p>
          </table:table-cell>
          <table:table-cell office:value-type="float" office:value="0.4" table:style-name="ce8">
            <text:p>0.40<text:s/></text:p>
          </table:table-cell>
          <table:table-cell table:number-columns-repeated="16381"/>
        </table:table-row>
        <table:table-row table:style-name="ro1">
          <table:table-cell office:value-type="float" office:value="179.46" table:style-name="ce8">
            <text:p>179.46<text:s/></text:p>
          </table:table-cell>
          <table:table-cell office:value-type="float" office:value="-0.100000000000001" table:style-name="ce8">
            <text:p>-0.10<text:s/></text:p>
          </table:table-cell>
          <table:table-cell office:value-type="float" office:value="0.2" table:style-name="ce8">
            <text:p>0.20<text:s/></text:p>
          </table:table-cell>
          <table:table-cell table:number-columns-repeated="16381"/>
        </table:table-row>
        <table:table-row table:style-name="ro1">
          <table:table-cell office:value-type="float" office:value="184.39" table:style-name="ce8">
            <text:p>184.39<text:s/></text:p>
          </table:table-cell>
          <table:table-cell office:value-type="float" office:value="-0.100000000000001" table:style-name="ce8">
            <text:p>-0.10<text:s/></text:p>
          </table:table-cell>
          <table:table-cell office:value-type="float" office:value="0.1" table:style-name="ce8">
            <text:p>0.10<text:s/></text:p>
          </table:table-cell>
          <table:table-cell table:number-columns-repeated="16381"/>
        </table:table-row>
        <table:table-row table:style-name="ro1">
          <table:table-cell office:value-type="float" office:value="189.45" table:style-name="ce8">
            <text:p>189.45<text:s/></text:p>
          </table:table-cell>
          <table:table-cell office:value-type="float" office:value="-0.100000000000001" table:style-name="ce8">
            <text:p>-0.10<text:s/></text:p>
          </table:table-cell>
          <table:table-cell office:value-type="float" office:value="0" table:style-name="ce8">
            <text:p>0.00<text:s/></text:p>
          </table:table-cell>
          <table:table-cell table:number-columns-repeated="16381"/>
        </table:table-row>
        <table:table-row table:style-name="ro1">
          <table:table-cell office:value-type="float" office:value="194.65" table:style-name="ce8">
            <text:p>194.65<text:s/></text:p>
          </table:table-cell>
          <table:table-cell office:value-type="float" office:value="-0.100000000000001" table:style-name="ce8">
            <text:p>-0.10<text:s/></text:p>
          </table:table-cell>
          <table:table-cell office:value-type="float" office:value="0" table:style-name="ce8">
            <text:p>0.00<text:s/></text:p>
          </table:table-cell>
          <table:table-cell table:number-columns-repeated="16381"/>
        </table:table-row>
        <table:table-row table:style-name="ro1">
          <table:table-cell office:value-type="float" office:value="200" table:style-name="ce8">
            <text:p>200.00<text:s/></text:p>
          </table:table-cell>
          <table:table-cell office:value-type="float" office:value="-0.100000000000001" table:style-name="ce8">
            <text:p>-0.10<text:s/></text:p>
          </table:table-cell>
          <table:table-cell office:value-type="float" office:value="0.1" table:style-name="ce8">
            <text:p>0.10<text:s/></text:p>
          </table:table-cell>
          <table:table-cell table:number-columns-repeated="16381"/>
        </table:table-row>
        <table:table-row table:style-name="ro1">
          <table:table-cell office:value-type="float" office:value="205.49" table:style-name="ce8">
            <text:p>205.49<text:s/></text:p>
          </table:table-cell>
          <table:table-cell office:value-type="float" office:value="-0.100000000000001" table:style-name="ce8">
            <text:p>-0.10<text:s/></text:p>
          </table:table-cell>
          <table:table-cell office:value-type="float" office:value="0.3" table:style-name="ce8">
            <text:p>0.30<text:s/></text:p>
          </table:table-cell>
          <table:table-cell table:number-columns-repeated="16381"/>
        </table:table-row>
        <table:table-row table:style-name="ro1">
          <table:table-cell office:value-type="float" office:value="211.13" table:style-name="ce8">
            <text:p>211.13<text:s/></text:p>
          </table:table-cell>
          <table:table-cell office:value-type="float" office:value="-0.100000000000001" table:style-name="ce8">
            <text:p>-0.10<text:s/></text:p>
          </table:table-cell>
          <table:table-cell office:value-type="float" office:value="0.4" table:style-name="ce8">
            <text:p>0.40<text:s/></text:p>
          </table:table-cell>
          <table:table-cell table:number-columns-repeated="16381"/>
        </table:table-row>
        <table:table-row table:style-name="ro1">
          <table:table-cell office:value-type="float" office:value="216.93" table:style-name="ce8">
            <text:p>216.93<text:s/></text:p>
          </table:table-cell>
          <table:table-cell office:value-type="float" office:value="-0.100000000000001" table:style-name="ce8">
            <text:p>-0.10<text:s/></text:p>
          </table:table-cell>
          <table:table-cell office:value-type="float" office:value="0.5" table:style-name="ce8">
            <text:p>0.50<text:s/></text:p>
          </table:table-cell>
          <table:table-cell table:number-columns-repeated="16381"/>
        </table:table-row>
        <table:table-row table:style-name="ro1">
          <table:table-cell office:value-type="float" office:value="222.89" table:style-name="ce8">
            <text:p>222.89<text:s/></text:p>
          </table:table-cell>
          <table:table-cell office:value-type="float" office:value="-0.100000000000001" table:style-name="ce8">
            <text:p>-0.10<text:s/></text:p>
          </table:table-cell>
          <table:table-cell office:value-type="float" office:value="0.4" table:style-name="ce8">
            <text:p>0.40<text:s/></text:p>
          </table:table-cell>
          <table:table-cell table:number-columns-repeated="16381"/>
        </table:table-row>
        <table:table-row table:style-name="ro1">
          <table:table-cell office:value-type="float" office:value="229.01" table:style-name="ce8">
            <text:p>229.01<text:s/></text:p>
          </table:table-cell>
          <table:table-cell office:value-type="float" office:value="-0.100000000000001" table:style-name="ce8">
            <text:p>-0.10<text:s/></text:p>
          </table:table-cell>
          <table:table-cell office:value-type="float" office:value="0.2" table:style-name="ce8">
            <text:p>0.20<text:s/></text:p>
          </table:table-cell>
          <table:table-cell table:number-columns-repeated="16381"/>
        </table:table-row>
        <table:table-row table:style-name="ro1">
          <table:table-cell office:value-type="float" office:value="235.3" table:style-name="ce8">
            <text:p>235.30<text:s/></text:p>
          </table:table-cell>
          <table:table-cell office:value-type="float" office:value="-0.100000000000001" table:style-name="ce8">
            <text:p>-0.10<text:s/></text:p>
          </table:table-cell>
          <table:table-cell office:value-type="float" office:value="0" table:style-name="ce8">
            <text:p>0.00<text:s/></text:p>
          </table:table-cell>
          <table:table-cell table:number-columns-repeated="16381"/>
        </table:table-row>
        <table:table-row table:style-name="ro1">
          <table:table-cell office:value-type="float" office:value="241.76" table:style-name="ce8">
            <text:p>241.76<text:s/></text:p>
          </table:table-cell>
          <table:table-cell office:value-type="float" office:value="-0.100000000000001" table:style-name="ce8">
            <text:p>-0.10<text:s/></text:p>
          </table:table-cell>
          <table:table-cell office:value-type="float" office:value="-0.2" table:style-name="ce8">
            <text:p>-0.20<text:s/></text:p>
          </table:table-cell>
          <table:table-cell table:number-columns-repeated="16381"/>
        </table:table-row>
        <table:table-row table:style-name="ro1">
          <table:table-cell office:value-type="float" office:value="248.4" table:style-name="ce8">
            <text:p>248.40<text:s/></text:p>
          </table:table-cell>
          <table:table-cell office:value-type="float" office:value="-0.100000000000001" table:style-name="ce8">
            <text:p>-0.10<text:s/></text:p>
          </table:table-cell>
          <table:table-cell office:value-type="float" office:value="-0.3" table:style-name="ce8">
            <text:p>-0.30<text:s/></text:p>
          </table:table-cell>
          <table:table-cell table:number-columns-repeated="16381"/>
        </table:table-row>
        <table:table-row table:style-name="ro1">
          <table:table-cell office:value-type="float" office:value="255.22" table:style-name="ce8">
            <text:p>255.22<text:s/></text:p>
          </table:table-cell>
          <table:table-cell office:value-type="float" office:value="-0.100000000000001" table:style-name="ce8">
            <text:p>-0.10<text:s/></text:p>
          </table:table-cell>
          <table:table-cell office:value-type="float" office:value="-0.4" table:style-name="ce8">
            <text:p>-0.40<text:s/></text:p>
          </table:table-cell>
          <table:table-cell table:number-columns-repeated="16381"/>
        </table:table-row>
        <table:table-row table:style-name="ro1">
          <table:table-cell office:value-type="float" office:value="262.23" table:style-name="ce8">
            <text:p>262.23<text:s/></text:p>
          </table:table-cell>
          <table:table-cell office:value-type="float" office:value="-0.100000000000001" table:style-name="ce8">
            <text:p>-0.10<text:s/></text:p>
          </table:table-cell>
          <table:table-cell office:value-type="float" office:value="-0.5" table:style-name="ce8">
            <text:p>-0.50<text:s/></text:p>
          </table:table-cell>
          <table:table-cell table:number-columns-repeated="16381"/>
        </table:table-row>
        <table:table-row table:style-name="ro1">
          <table:table-cell office:value-type="float" office:value="269.43" table:style-name="ce8">
            <text:p>269.43<text:s/></text:p>
          </table:table-cell>
          <table:table-cell office:value-type="float" office:value="-0.100000000000001" table:style-name="ce8">
            <text:p>-0.10<text:s/></text:p>
          </table:table-cell>
          <table:table-cell office:value-type="float" office:value="-0.6" table:style-name="ce8">
            <text:p>-0.60<text:s/></text:p>
          </table:table-cell>
          <table:table-cell table:number-columns-repeated="16381"/>
        </table:table-row>
        <table:table-row table:style-name="ro1">
          <table:table-cell office:value-type="float" office:value="276.83" table:style-name="ce8">
            <text:p>276.83<text:s/></text:p>
          </table:table-cell>
          <table:table-cell office:value-type="float" office:value="-0.100000000000001" table:style-name="ce8">
            <text:p>-0.10<text:s/></text:p>
          </table:table-cell>
          <table:table-cell office:value-type="float" office:value="-0.8" table:style-name="ce8">
            <text:p>-0.80<text:s/></text:p>
          </table:table-cell>
          <table:table-cell table:number-columns-repeated="16381"/>
        </table:table-row>
        <table:table-row table:style-name="ro1">
          <table:table-cell office:value-type="float" office:value="284.43" table:style-name="ce8">
            <text:p>284.43<text:s/></text:p>
          </table:table-cell>
          <table:table-cell office:value-type="float" office:value="-0.100000000000001" table:style-name="ce8">
            <text:p>-0.10<text:s/></text:p>
          </table:table-cell>
          <table:table-cell office:value-type="float" office:value="-0.9" table:style-name="ce8">
            <text:p>-0.90<text:s/></text:p>
          </table:table-cell>
          <table:table-cell table:number-columns-repeated="16381"/>
        </table:table-row>
        <table:table-row table:style-name="ro1">
          <table:table-cell office:value-type="float" office:value="292.24" table:style-name="ce8">
            <text:p>292.24<text:s/></text:p>
          </table:table-cell>
          <table:table-cell office:value-type="float" office:value="-0.100000000000001" table:style-name="ce8">
            <text:p>-0.10<text:s/></text:p>
          </table:table-cell>
          <table:table-cell office:value-type="float" office:value="-1.1000000000000001" table:style-name="ce8">
            <text:p>-1.10<text:s/></text:p>
          </table:table-cell>
          <table:table-cell table:number-columns-repeated="16381"/>
        </table:table-row>
        <table:table-row table:style-name="ro1">
          <table:table-cell office:value-type="float" office:value="300.26" table:style-name="ce8">
            <text:p>300.26<text:s/></text:p>
          </table:table-cell>
          <table:table-cell office:value-type="float" office:value="-0.100000000000001" table:style-name="ce8">
            <text:p>-0.10<text:s/></text:p>
          </table:table-cell>
          <table:table-cell office:value-type="float" office:value="-1.3" table:style-name="ce8">
            <text:p>-1.30<text:s/></text:p>
          </table:table-cell>
          <table:table-cell table:number-columns-repeated="16381"/>
        </table:table-row>
        <table:table-row table:style-name="ro1">
          <table:table-cell office:value-type="float" office:value="308.51" table:style-name="ce8">
            <text:p>308.51<text:s/></text:p>
          </table:table-cell>
          <table:table-cell office:value-type="float" office:value="-0.100000000000001" table:style-name="ce8">
            <text:p>-0.10<text:s/></text:p>
          </table:table-cell>
          <table:table-cell office:value-type="float" office:value="-1.6" table:style-name="ce8">
            <text:p>-1.60<text:s/></text:p>
          </table:table-cell>
          <table:table-cell table:number-columns-repeated="16381"/>
        </table:table-row>
        <table:table-row table:style-name="ro1">
          <table:table-cell office:value-type="float" office:value="316.98" table:style-name="ce8">
            <text:p>316.98<text:s/></text:p>
          </table:table-cell>
          <table:table-cell office:value-type="float" office:value="0" table:style-name="ce8">
            <text:p>0.00<text:s/></text:p>
          </table:table-cell>
          <table:table-cell office:value-type="float" office:value="-2" table:style-name="ce8">
            <text:p>-2.00<text:s/></text:p>
          </table:table-cell>
          <table:table-cell table:number-columns-repeated="16381"/>
        </table:table-row>
        <table:table-row table:style-name="ro1">
          <table:table-cell office:value-type="float" office:value="325.68" table:style-name="ce8">
            <text:p>325.68<text:s/></text:p>
          </table:table-cell>
          <table:table-cell office:value-type="float" office:value="0" table:style-name="ce8">
            <text:p>0.00<text:s/></text:p>
          </table:table-cell>
          <table:table-cell office:value-type="float" office:value="-2.5" table:style-name="ce8">
            <text:p>-2.50<text:s/></text:p>
          </table:table-cell>
          <table:table-cell table:number-columns-repeated="16381"/>
        </table:table-row>
        <table:table-row table:style-name="ro1">
          <table:table-cell office:value-type="float" office:value="334.63" table:style-name="ce8">
            <text:p>334.63<text:s/></text:p>
          </table:table-cell>
          <table:table-cell office:value-type="float" office:value="-0.100000000000001" table:style-name="ce8">
            <text:p>-0.10<text:s/></text:p>
          </table:table-cell>
          <table:table-cell office:value-type="float" office:value="-3" table:style-name="ce8">
            <text:p>-3.00<text:s/></text:p>
          </table:table-cell>
          <table:table-cell table:number-columns-repeated="16381"/>
        </table:table-row>
        <table:table-row table:style-name="ro1">
          <table:table-cell office:value-type="float" office:value="343.81" table:style-name="ce8">
            <text:p>343.81<text:s/></text:p>
          </table:table-cell>
          <table:table-cell office:value-type="float" office:value="-0.100000000000001" table:style-name="ce8">
            <text:p>-0.10<text:s/></text:p>
          </table:table-cell>
          <table:table-cell office:value-type="float" office:value="-3.4" table:style-name="ce8">
            <text:p>-3.40<text:s/></text:p>
          </table:table-cell>
          <table:table-cell table:number-columns-repeated="16381"/>
        </table:table-row>
        <table:table-row table:style-name="ro1">
          <table:table-cell office:value-type="float" office:value="353.26" table:style-name="ce8">
            <text:p>353.26<text:s/></text:p>
          </table:table-cell>
          <table:table-cell office:value-type="float" office:value="-0.100000000000001" table:style-name="ce8">
            <text:p>-0.10<text:s/></text:p>
          </table:table-cell>
          <table:table-cell office:value-type="float" office:value="-3.7" table:style-name="ce8">
            <text:p>-3.70<text:s/></text:p>
          </table:table-cell>
          <table:table-cell table:number-columns-repeated="16381"/>
        </table:table-row>
        <table:table-row table:style-name="ro1">
          <table:table-cell office:value-type="float" office:value="362.96" table:style-name="ce8">
            <text:p>362.96<text:s/></text:p>
          </table:table-cell>
          <table:table-cell office:value-type="float" office:value="-0.100000000000001" table:style-name="ce8">
            <text:p>-0.10<text:s/></text:p>
          </table:table-cell>
          <table:table-cell office:value-type="float" office:value="-3.9" table:style-name="ce8">
            <text:p>-3.90<text:s/></text:p>
          </table:table-cell>
          <table:table-cell table:number-columns-repeated="16381"/>
        </table:table-row>
        <table:table-row table:style-name="ro1">
          <table:table-cell office:value-type="float" office:value="372.92" table:style-name="ce8">
            <text:p>372.92<text:s/></text:p>
          </table:table-cell>
          <table:table-cell office:value-type="float" office:value="0" table:style-name="ce8">
            <text:p>0.00<text:s/></text:p>
          </table:table-cell>
          <table:table-cell office:value-type="float" office:value="-4" table:style-name="ce8">
            <text:p>-4.00<text:s/></text:p>
          </table:table-cell>
          <table:table-cell table:number-columns-repeated="16381"/>
        </table:table-row>
        <table:table-row table:style-name="ro1">
          <table:table-cell office:value-type="float" office:value="383.16" table:style-name="ce8">
            <text:p>383.16<text:s/></text:p>
          </table:table-cell>
          <table:table-cell office:value-type="float" office:value="-0.100000000000001" table:style-name="ce8">
            <text:p>-0.10<text:s/></text:p>
          </table:table-cell>
          <table:table-cell office:value-type="float" office:value="-4.0999999999999996" table:style-name="ce8">
            <text:p>-4.10<text:s/></text:p>
          </table:table-cell>
          <table:table-cell table:number-columns-repeated="16381"/>
        </table:table-row>
        <table:table-row table:style-name="ro1">
          <table:table-cell office:value-type="float" office:value="393.68" table:style-name="ce8">
            <text:p>393.68<text:s/></text:p>
          </table:table-cell>
          <table:table-cell office:value-type="float" office:value="-0.100000000000001" table:style-name="ce8">
            <text:p>-0.10<text:s/></text:p>
          </table:table-cell>
          <table:table-cell office:value-type="float" office:value="-4.3" table:style-name="ce8">
            <text:p>-4.30<text:s/></text:p>
          </table:table-cell>
          <table:table-cell table:number-columns-repeated="16381"/>
        </table:table-row>
        <table:table-row table:style-name="ro1">
          <table:table-cell office:value-type="float" office:value="404.49" table:style-name="ce8">
            <text:p>404.49<text:s/></text:p>
          </table:table-cell>
          <table:table-cell office:value-type="float" office:value="-0.100000000000001" table:style-name="ce8">
            <text:p>-0.10<text:s/></text:p>
          </table:table-cell>
          <table:table-cell office:value-type="float" office:value="-4.5" table:style-name="ce8">
            <text:p>-4.50<text:s/></text:p>
          </table:table-cell>
          <table:table-cell table:number-columns-repeated="16381"/>
        </table:table-row>
        <table:table-row table:style-name="ro1">
          <table:table-cell office:value-type="float" office:value="415.6" table:style-name="ce8">
            <text:p>415.60<text:s/></text:p>
          </table:table-cell>
          <table:table-cell office:value-type="float" office:value="-0.100000000000001" table:style-name="ce8">
            <text:p>-0.10<text:s/></text:p>
          </table:table-cell>
          <table:table-cell office:value-type="float" office:value="-4.7" table:style-name="ce8">
            <text:p>-4.70<text:s/></text:p>
          </table:table-cell>
          <table:table-cell table:number-columns-repeated="16381"/>
        </table:table-row>
        <table:table-row table:style-name="ro1">
          <table:table-cell office:value-type="float" office:value="427.01" table:style-name="ce8">
            <text:p>427.01<text:s/></text:p>
          </table:table-cell>
          <table:table-cell office:value-type="float" office:value="-0.100000000000001" table:style-name="ce8">
            <text:p>-0.10<text:s/></text:p>
          </table:table-cell>
          <table:table-cell office:value-type="float" office:value="-5" table:style-name="ce8">
            <text:p>-5.00<text:s/></text:p>
          </table:table-cell>
          <table:table-cell table:number-columns-repeated="16381"/>
        </table:table-row>
        <table:table-row table:style-name="ro1">
          <table:table-cell office:value-type="float" office:value="438.74" table:style-name="ce8">
            <text:p>438.74<text:s/></text:p>
          </table:table-cell>
          <table:table-cell office:value-type="float" office:value="-0.100000000000001" table:style-name="ce8">
            <text:p>-0.10<text:s/></text:p>
          </table:table-cell>
          <table:table-cell office:value-type="float" office:value="-5.0999999999999996" table:style-name="ce8">
            <text:p>-5.10<text:s/></text:p>
          </table:table-cell>
          <table:table-cell table:number-columns-repeated="16381"/>
        </table:table-row>
        <table:table-row table:style-name="ro1">
          <table:table-cell office:value-type="float" office:value="450.79" table:style-name="ce8">
            <text:p>450.79<text:s/></text:p>
          </table:table-cell>
          <table:table-cell office:value-type="float" office:value="-0.100000000000001" table:style-name="ce8">
            <text:p>-0.10<text:s/></text:p>
          </table:table-cell>
          <table:table-cell office:value-type="float" office:value="-5.3" table:style-name="ce8">
            <text:p>-5.30<text:s/></text:p>
          </table:table-cell>
          <table:table-cell table:number-columns-repeated="16381"/>
        </table:table-row>
        <table:table-row table:style-name="ro1">
          <table:table-cell office:value-type="float" office:value="463.17" table:style-name="ce8">
            <text:p>463.17<text:s/></text:p>
          </table:table-cell>
          <table:table-cell office:value-type="float" office:value="-0.100000000000001" table:style-name="ce8">
            <text:p>-0.10<text:s/></text:p>
          </table:table-cell>
          <table:table-cell office:value-type="float" office:value="-5.4" table:style-name="ce8">
            <text:p>-5.40<text:s/></text:p>
          </table:table-cell>
          <table:table-cell table:number-columns-repeated="16381"/>
        </table:table-row>
        <table:table-row table:style-name="ro1">
          <table:table-cell office:value-type="float" office:value="475.88" table:style-name="ce8">
            <text:p>475.88<text:s/></text:p>
          </table:table-cell>
          <table:table-cell office:value-type="float" office:value="-0.100000000000001" table:style-name="ce8">
            <text:p>-0.10<text:s/></text:p>
          </table:table-cell>
          <table:table-cell office:value-type="float" office:value="-5.6" table:style-name="ce8">
            <text:p>-5.60<text:s/></text:p>
          </table:table-cell>
          <table:table-cell table:number-columns-repeated="16381"/>
        </table:table-row>
        <table:table-row table:style-name="ro1">
          <table:table-cell office:value-type="float" office:value="488.95" table:style-name="ce8">
            <text:p>488.95<text:s/></text:p>
          </table:table-cell>
          <table:table-cell office:value-type="float" office:value="-0.100000000000001" table:style-name="ce8">
            <text:p>-0.10<text:s/></text:p>
          </table:table-cell>
          <table:table-cell office:value-type="float" office:value="-5.7" table:style-name="ce8">
            <text:p>-5.70<text:s/></text:p>
          </table:table-cell>
          <table:table-cell table:number-columns-repeated="16381"/>
        </table:table-row>
        <table:table-row table:style-name="ro1">
          <table:table-cell office:value-type="float" office:value="502.38" table:style-name="ce8">
            <text:p>502.38<text:s/></text:p>
          </table:table-cell>
          <table:table-cell office:value-type="float" office:value="-0.100000000000001" table:style-name="ce8">
            <text:p>-0.10<text:s/></text:p>
          </table:table-cell>
          <table:table-cell office:value-type="float" office:value="-5.8" table:style-name="ce8">
            <text:p>-5.80<text:s/></text:p>
          </table:table-cell>
          <table:table-cell table:number-columns-repeated="16381"/>
        </table:table-row>
        <table:table-row table:style-name="ro1">
          <table:table-cell office:value-type="float" office:value="516.16999999999996" table:style-name="ce8">
            <text:p>516.17<text:s/></text:p>
          </table:table-cell>
          <table:table-cell office:value-type="float" office:value="-0.100000000000001" table:style-name="ce8">
            <text:p>-0.10<text:s/></text:p>
          </table:table-cell>
          <table:table-cell office:value-type="float" office:value="-5.9" table:style-name="ce8">
            <text:p>-5.90<text:s/></text:p>
          </table:table-cell>
          <table:table-cell table:number-columns-repeated="16381"/>
        </table:table-row>
        <table:table-row table:style-name="ro1">
          <table:table-cell office:value-type="float" office:value="530.35" table:style-name="ce8">
            <text:p>530.35<text:s/></text:p>
          </table:table-cell>
          <table:table-cell office:value-type="float" office:value="-0.20000000000000101" table:style-name="ce8">
            <text:p>-0.20<text:s/></text:p>
          </table:table-cell>
          <table:table-cell office:value-type="float" office:value="-6.1" table:style-name="ce8">
            <text:p>-6.10<text:s/></text:p>
          </table:table-cell>
          <table:table-cell table:number-columns-repeated="16381"/>
        </table:table-row>
        <table:table-row table:style-name="ro1">
          <table:table-cell office:value-type="float" office:value="544.91" table:style-name="ce8">
            <text:p>544.91<text:s/></text:p>
          </table:table-cell>
          <table:table-cell office:value-type="float" office:value="-0.20000000000000101" table:style-name="ce8">
            <text:p>-0.20<text:s/></text:p>
          </table:table-cell>
          <table:table-cell office:value-type="float" office:value="-6.3" table:style-name="ce8">
            <text:p>-6.30<text:s/></text:p>
          </table:table-cell>
          <table:table-cell table:number-columns-repeated="16381"/>
        </table:table-row>
        <table:table-row table:style-name="ro1">
          <table:table-cell office:value-type="float" office:value="559.87" table:style-name="ce8">
            <text:p>559.87<text:s/></text:p>
          </table:table-cell>
          <table:table-cell office:value-type="float" office:value="-0.20000000000000101" table:style-name="ce8">
            <text:p>-0.20<text:s/></text:p>
          </table:table-cell>
          <table:table-cell office:value-type="float" office:value="-6.6" table:style-name="ce8">
            <text:p>-6.60<text:s/></text:p>
          </table:table-cell>
          <table:table-cell table:number-columns-repeated="16381"/>
        </table:table-row>
        <table:table-row table:style-name="ro1">
          <table:table-cell office:value-type="float" office:value="575.25" table:style-name="ce8">
            <text:p>575.25<text:s/></text:p>
          </table:table-cell>
          <table:table-cell office:value-type="float" office:value="-0.20000000000000101" table:style-name="ce8">
            <text:p>-0.20<text:s/></text:p>
          </table:table-cell>
          <table:table-cell office:value-type="float" office:value="-6.9" table:style-name="ce8">
            <text:p>-6.90<text:s/></text:p>
          </table:table-cell>
          <table:table-cell table:number-columns-repeated="16381"/>
        </table:table-row>
        <table:table-row table:style-name="ro1">
          <table:table-cell office:value-type="float" office:value="591.04" table:style-name="ce8">
            <text:p>591.04<text:s/></text:p>
          </table:table-cell>
          <table:table-cell office:value-type="float" office:value="-0.20000000000000101" table:style-name="ce8">
            <text:p>-0.20<text:s/></text:p>
          </table:table-cell>
          <table:table-cell office:value-type="float" office:value="-7.2" table:style-name="ce8">
            <text:p>-7.20<text:s/></text:p>
          </table:table-cell>
          <table:table-cell table:number-columns-repeated="16381"/>
        </table:table-row>
        <table:table-row table:style-name="ro1">
          <table:table-cell office:value-type="float" office:value="607.27" table:style-name="ce8">
            <text:p>607.27<text:s/></text:p>
          </table:table-cell>
          <table:table-cell office:value-type="float" office:value="-0.20000000000000101" table:style-name="ce8">
            <text:p>-0.20<text:s/></text:p>
          </table:table-cell>
          <table:table-cell office:value-type="float" office:value="-7.6" table:style-name="ce8">
            <text:p>-7.60<text:s/></text:p>
          </table:table-cell>
          <table:table-cell table:number-columns-repeated="16381"/>
        </table:table-row>
        <table:table-row table:style-name="ro1">
          <table:table-cell office:value-type="float" office:value="623.95000000000005" table:style-name="ce8">
            <text:p>623.95<text:s/></text:p>
          </table:table-cell>
          <table:table-cell office:value-type="float" office:value="-0.20000000000000101" table:style-name="ce8">
            <text:p>-0.20<text:s/></text:p>
          </table:table-cell>
          <table:table-cell office:value-type="float" office:value="-8" table:style-name="ce8">
            <text:p>-8.00<text:s/></text:p>
          </table:table-cell>
          <table:table-cell table:number-columns-repeated="16381"/>
        </table:table-row>
        <table:table-row table:style-name="ro1">
          <table:table-cell office:value-type="float" office:value="641.08000000000004" table:style-name="ce8">
            <text:p>641.08<text:s/></text:p>
          </table:table-cell>
          <table:table-cell office:value-type="float" office:value="-0.20000000000000101" table:style-name="ce8">
            <text:p>-0.20<text:s/></text:p>
          </table:table-cell>
          <table:table-cell office:value-type="float" office:value="-8.4" table:style-name="ce8">
            <text:p>-8.40<text:s/></text:p>
          </table:table-cell>
          <table:table-cell table:number-columns-repeated="16381"/>
        </table:table-row>
        <table:table-row table:style-name="ro1">
          <table:table-cell office:value-type="float" office:value="658.68" table:style-name="ce8">
            <text:p>658.68<text:s/></text:p>
          </table:table-cell>
          <table:table-cell office:value-type="float" office:value="-0.20000000000000101" table:style-name="ce8">
            <text:p>-0.20<text:s/></text:p>
          </table:table-cell>
          <table:table-cell office:value-type="float" office:value="-8.8000000000000007" table:style-name="ce8">
            <text:p>-8.80<text:s/></text:p>
          </table:table-cell>
          <table:table-cell table:number-columns-repeated="16381"/>
        </table:table-row>
        <table:table-row table:style-name="ro1">
          <table:table-cell office:value-type="float" office:value="676.77" table:style-name="ce8">
            <text:p>676.77<text:s/></text:p>
          </table:table-cell>
          <table:table-cell office:value-type="float" office:value="-0.20000000000000101" table:style-name="ce8">
            <text:p>-0.20<text:s/></text:p>
          </table:table-cell>
          <table:table-cell office:value-type="float" office:value="-9" table:style-name="ce8">
            <text:p>-9.00<text:s/></text:p>
          </table:table-cell>
          <table:table-cell table:number-columns-repeated="16381"/>
        </table:table-row>
        <table:table-row table:style-name="ro1">
          <table:table-cell office:value-type="float" office:value="695.35" table:style-name="ce8">
            <text:p>695.35<text:s/></text:p>
          </table:table-cell>
          <table:table-cell office:value-type="float" office:value="-0.20000000000000101" table:style-name="ce8">
            <text:p>-0.20<text:s/></text:p>
          </table:table-cell>
          <table:table-cell office:value-type="float" office:value="-9.1999999999999993" table:style-name="ce8">
            <text:p>-9.20<text:s/></text:p>
          </table:table-cell>
          <table:table-cell table:number-columns-repeated="16381"/>
        </table:table-row>
        <table:table-row table:style-name="ro1">
          <table:table-cell office:value-type="float" office:value="714.45" table:style-name="ce8">
            <text:p>714.45<text:s/></text:p>
          </table:table-cell>
          <table:table-cell office:value-type="float" office:value="-0.20000000000000101" table:style-name="ce8">
            <text:p>-0.20<text:s/></text:p>
          </table:table-cell>
          <table:table-cell office:value-type="float" office:value="-9.3000000000000007" table:style-name="ce8">
            <text:p>-9.30<text:s/></text:p>
          </table:table-cell>
          <table:table-cell table:number-columns-repeated="16381"/>
        </table:table-row>
        <table:table-row table:style-name="ro1">
          <table:table-cell office:value-type="float" office:value="734.07" table:style-name="ce8">
            <text:p>734.07<text:s/></text:p>
          </table:table-cell>
          <table:table-cell office:value-type="float" office:value="-0.20000000000000101" table:style-name="ce8">
            <text:p>-0.20<text:s/></text:p>
          </table:table-cell>
          <table:table-cell office:value-type="float" office:value="-9.3000000000000007" table:style-name="ce8">
            <text:p>-9.30<text:s/></text:p>
          </table:table-cell>
          <table:table-cell table:number-columns-repeated="16381"/>
        </table:table-row>
        <table:table-row table:style-name="ro1">
          <table:table-cell office:value-type="float" office:value="754.22" table:style-name="ce8">
            <text:p>754.22<text:s/></text:p>
          </table:table-cell>
          <table:table-cell office:value-type="float" office:value="-0.20000000000000101" table:style-name="ce8">
            <text:p>-0.20<text:s/></text:p>
          </table:table-cell>
          <table:table-cell office:value-type="float" office:value="-9.3000000000000007" table:style-name="ce8">
            <text:p>-9.30<text:s/></text:p>
          </table:table-cell>
          <table:table-cell table:number-columns-repeated="16381"/>
        </table:table-row>
        <table:table-row table:style-name="ro1">
          <table:table-cell office:value-type="float" office:value="774.94" table:style-name="ce8">
            <text:p>774.94<text:s/></text:p>
          </table:table-cell>
          <table:table-cell office:value-type="float" office:value="-0.100000000000001" table:style-name="ce8">
            <text:p>-0.10<text:s/></text:p>
          </table:table-cell>
          <table:table-cell office:value-type="float" office:value="-9.1999999999999993" table:style-name="ce8">
            <text:p>-9.20<text:s/></text:p>
          </table:table-cell>
          <table:table-cell table:number-columns-repeated="16381"/>
        </table:table-row>
        <table:table-row table:style-name="ro1">
          <table:table-cell office:value-type="float" office:value="796.21" table:style-name="ce8">
            <text:p>796.21<text:s/></text:p>
          </table:table-cell>
          <table:table-cell office:value-type="float" office:value="-0.100000000000001" table:style-name="ce8">
            <text:p>-0.10<text:s/></text:p>
          </table:table-cell>
          <table:table-cell office:value-type="float" office:value="-9.1999999999999993" table:style-name="ce8">
            <text:p>-9.20<text:s/></text:p>
          </table:table-cell>
          <table:table-cell table:number-columns-repeated="16381"/>
        </table:table-row>
        <table:table-row table:style-name="ro1">
          <table:table-cell office:value-type="float" office:value="818.08" table:style-name="ce8">
            <text:p>818.08<text:s/></text:p>
          </table:table-cell>
          <table:table-cell office:value-type="float" office:value="-0.100000000000001" table:style-name="ce8">
            <text:p>-0.10<text:s/></text:p>
          </table:table-cell>
          <table:table-cell office:value-type="float" office:value="-9.4" table:style-name="ce8">
            <text:p>-9.40<text:s/></text:p>
          </table:table-cell>
          <table:table-cell table:number-columns-repeated="16381"/>
        </table:table-row>
        <table:table-row table:style-name="ro1">
          <table:table-cell office:value-type="float" office:value="840.54" table:style-name="ce8">
            <text:p>840.54<text:s/></text:p>
          </table:table-cell>
          <table:table-cell office:value-type="float" office:value="-0.100000000000001" table:style-name="ce8">
            <text:p>-0.10<text:s/></text:p>
          </table:table-cell>
          <table:table-cell office:value-type="float" office:value="-9.6999999999999993" table:style-name="ce8">
            <text:p>-9.70<text:s/></text:p>
          </table:table-cell>
          <table:table-cell table:number-columns-repeated="16381"/>
        </table:table-row>
        <table:table-row table:style-name="ro1">
          <table:table-cell office:value-type="float" office:value="863.62" table:style-name="ce8">
            <text:p>863.62<text:s/></text:p>
          </table:table-cell>
          <table:table-cell office:value-type="float" office:value="0" table:style-name="ce8">
            <text:p>0.00<text:s/></text:p>
          </table:table-cell>
          <table:table-cell office:value-type="float" office:value="-10.199999999999999" table:style-name="ce8">
            <text:p>-10.20<text:s/></text:p>
          </table:table-cell>
          <table:table-cell table:number-columns-repeated="16381"/>
        </table:table-row>
        <table:table-row table:style-name="ro1">
          <table:table-cell office:value-type="float" office:value="887.34" table:style-name="ce8">
            <text:p>887.34<text:s/></text:p>
          </table:table-cell>
          <table:table-cell office:value-type="float" office:value="0" table:style-name="ce8">
            <text:p>0.00<text:s/></text:p>
          </table:table-cell>
          <table:table-cell office:value-type="float" office:value="-10.8" table:style-name="ce8">
            <text:p>-10.80<text:s/></text:p>
          </table:table-cell>
          <table:table-cell table:number-columns-repeated="16381"/>
        </table:table-row>
        <table:table-row table:style-name="ro1">
          <table:table-cell office:value-type="float" office:value="911.7" table:style-name="ce8">
            <text:p>911.70<text:s/></text:p>
          </table:table-cell>
          <table:table-cell office:value-type="float" office:value="0" table:style-name="ce8">
            <text:p>0.00<text:s/></text:p>
          </table:table-cell>
          <table:table-cell office:value-type="float" office:value="-11.6" table:style-name="ce8">
            <text:p>-11.60<text:s/></text:p>
          </table:table-cell>
          <table:table-cell table:number-columns-repeated="16381"/>
        </table:table-row>
        <table:table-row table:style-name="ro1">
          <table:table-cell office:value-type="float" office:value="936.74" table:style-name="ce8">
            <text:p>936.74<text:s/></text:p>
          </table:table-cell>
          <table:table-cell office:value-type="float" office:value="0" table:style-name="ce8">
            <text:p>0.00<text:s/></text:p>
          </table:table-cell>
          <table:table-cell office:value-type="float" office:value="-12.3" table:style-name="ce8">
            <text:p>-12.30<text:s/></text:p>
          </table:table-cell>
          <table:table-cell table:number-columns-repeated="16381"/>
        </table:table-row>
        <table:table-row table:style-name="ro1">
          <table:table-cell office:value-type="float" office:value="962.46" table:style-name="ce8">
            <text:p>962.46<text:s/></text:p>
          </table:table-cell>
          <table:table-cell office:value-type="float" office:value="0" table:style-name="ce8">
            <text:p>0.00<text:s/></text:p>
          </table:table-cell>
          <table:table-cell office:value-type="float" office:value="-13" table:style-name="ce8">
            <text:p>-13.00<text:s/></text:p>
          </table:table-cell>
          <table:table-cell table:number-columns-repeated="16381"/>
        </table:table-row>
        <table:table-row table:style-name="ro1">
          <table:table-cell office:value-type="float" office:value="988.89" table:style-name="ce8">
            <text:p>988.89<text:s/></text:p>
          </table:table-cell>
          <table:table-cell office:value-type="float" office:value="0" table:style-name="ce8">
            <text:p>0.00<text:s/></text:p>
          </table:table-cell>
          <table:table-cell office:value-type="float" office:value="-13.5" table:style-name="ce8">
            <text:p>-13.50<text:s/></text:p>
          </table:table-cell>
          <table:table-cell table:number-columns-repeated="16381"/>
        </table:table-row>
        <table:table-row table:style-name="ro1">
          <table:table-cell office:value-type="float" office:value="1016.04" table:style-name="ce8">
            <text:p>1016.04<text:s/></text:p>
          </table:table-cell>
          <table:table-cell office:value-type="float" office:value="0" table:style-name="ce8">
            <text:p>0.00<text:s/></text:p>
          </table:table-cell>
          <table:table-cell office:value-type="float" office:value="-13.9" table:style-name="ce8">
            <text:p>-13.90<text:s/></text:p>
          </table:table-cell>
          <table:table-cell table:number-columns-repeated="16381"/>
        </table:table-row>
        <table:table-row table:style-name="ro1">
          <table:table-cell office:value-type="float" office:value="1043.94" table:style-name="ce8">
            <text:p>1043.94<text:s/></text:p>
          </table:table-cell>
          <table:table-cell office:value-type="float" office:value="-0.100000000000001" table:style-name="ce8">
            <text:p>-0.10<text:s/></text:p>
          </table:table-cell>
          <table:table-cell office:value-type="float" office:value="-14.3" table:style-name="ce8">
            <text:p>-14.30<text:s/></text:p>
          </table:table-cell>
          <table:table-cell table:number-columns-repeated="16381"/>
        </table:table-row>
        <table:table-row table:style-name="ro1">
          <table:table-cell office:value-type="float" office:value="1072.6099999999999" table:style-name="ce8">
            <text:p>1072.61<text:s/></text:p>
          </table:table-cell>
          <table:table-cell office:value-type="float" office:value="-0.100000000000001" table:style-name="ce8">
            <text:p>-0.10<text:s/></text:p>
          </table:table-cell>
          <table:table-cell office:value-type="float" office:value="-14.6" table:style-name="ce8">
            <text:p>-14.60<text:s/></text:p>
          </table:table-cell>
          <table:table-cell table:number-columns-repeated="16381"/>
        </table:table-row>
        <table:table-row table:style-name="ro1">
          <table:table-cell office:value-type="float" office:value="1102.06" table:style-name="ce8">
            <text:p>1102.06<text:s/></text:p>
          </table:table-cell>
          <table:table-cell office:value-type="float" office:value="-0.100000000000001" table:style-name="ce8">
            <text:p>-0.10<text:s/></text:p>
          </table:table-cell>
          <table:table-cell office:value-type="float" office:value="-15" table:style-name="ce8">
            <text:p>-15.00<text:s/></text:p>
          </table:table-cell>
          <table:table-cell table:number-columns-repeated="16381"/>
        </table:table-row>
        <table:table-row table:style-name="ro1">
          <table:table-cell office:value-type="float" office:value="1132.33" table:style-name="ce8">
            <text:p>1132.33<text:s/></text:p>
          </table:table-cell>
          <table:table-cell office:value-type="float" office:value="-0.100000000000001" table:style-name="ce8">
            <text:p>-0.10<text:s/></text:p>
          </table:table-cell>
          <table:table-cell office:value-type="float" office:value="-15.6" table:style-name="ce8">
            <text:p>-15.60<text:s/></text:p>
          </table:table-cell>
          <table:table-cell table:number-columns-repeated="16381"/>
        </table:table-row>
        <table:table-row table:style-name="ro1">
          <table:table-cell office:value-type="float" office:value="1163.42" table:style-name="ce8">
            <text:p>1163.42<text:s/></text:p>
          </table:table-cell>
          <table:table-cell office:value-type="float" office:value="-0.100000000000001" table:style-name="ce8">
            <text:p>-0.10<text:s/></text:p>
          </table:table-cell>
          <table:table-cell office:value-type="float" office:value="-16.399999999999999" table:style-name="ce8">
            <text:p>-16.40<text:s/></text:p>
          </table:table-cell>
          <table:table-cell table:number-columns-repeated="16381"/>
        </table:table-row>
        <table:table-row table:style-name="ro1">
          <table:table-cell office:value-type="float" office:value="1195.3699999999999" table:style-name="ce8">
            <text:p>1195.37<text:s/></text:p>
          </table:table-cell>
          <table:table-cell office:value-type="float" office:value="0" table:style-name="ce8">
            <text:p>0.00<text:s/></text:p>
          </table:table-cell>
          <table:table-cell office:value-type="float" office:value="-17.100000000000001" table:style-name="ce8">
            <text:p>-17.10<text:s/></text:p>
          </table:table-cell>
          <table:table-cell table:number-columns-repeated="16381"/>
        </table:table-row>
        <table:table-row table:style-name="ro1">
          <table:table-cell office:value-type="float" office:value="1228.19" table:style-name="ce8">
            <text:p>1228.19<text:s/></text:p>
          </table:table-cell>
          <table:table-cell office:value-type="float" office:value="0" table:style-name="ce8">
            <text:p>0.00<text:s/></text:p>
          </table:table-cell>
          <table:table-cell office:value-type="float" office:value="-17.8" table:style-name="ce8">
            <text:p>-17.80<text:s/></text:p>
          </table:table-cell>
          <table:table-cell table:number-columns-repeated="16381"/>
        </table:table-row>
        <table:table-row table:style-name="ro1">
          <table:table-cell office:value-type="float" office:value="1261.9100000000001" table:style-name="ce8">
            <text:p>1261.91<text:s/></text:p>
          </table:table-cell>
          <table:table-cell office:value-type="float" office:value="0" table:style-name="ce8">
            <text:p>0.00<text:s/></text:p>
          </table:table-cell>
          <table:table-cell office:value-type="float" office:value="-18.5" table:style-name="ce8">
            <text:p>-18.50<text:s/></text:p>
          </table:table-cell>
          <table:table-cell table:number-columns-repeated="16381"/>
        </table:table-row>
        <table:table-row table:style-name="ro1">
          <table:table-cell office:value-type="float" office:value="1296.57" table:style-name="ce8">
            <text:p>1296.57<text:s/></text:p>
          </table:table-cell>
          <table:table-cell office:value-type="float" office:value="0" table:style-name="ce8">
            <text:p>0.00<text:s/></text:p>
          </table:table-cell>
          <table:table-cell office:value-type="float" office:value="-19.3" table:style-name="ce8">
            <text:p>-19.30<text:s/></text:p>
          </table:table-cell>
          <table:table-cell table:number-columns-repeated="16381"/>
        </table:table-row>
        <table:table-row table:style-name="ro1">
          <table:table-cell office:value-type="float" office:value="1332.17" table:style-name="ce8">
            <text:p>1332.17<text:s/></text:p>
          </table:table-cell>
          <table:table-cell office:value-type="float" office:value="0" table:style-name="ce8">
            <text:p>0.00<text:s/></text:p>
          </table:table-cell>
          <table:table-cell office:value-type="float" office:value="-20.100000000000001" table:style-name="ce8">
            <text:p>-20.10<text:s/></text:p>
          </table:table-cell>
          <table:table-cell table:number-columns-repeated="16381"/>
        </table:table-row>
        <table:table-row table:style-name="ro1">
          <table:table-cell office:value-type="float" office:value="1368.75" table:style-name="ce8">
            <text:p>1368.75<text:s/></text:p>
          </table:table-cell>
          <table:table-cell office:value-type="float" office:value="-0.100000000000001" table:style-name="ce8">
            <text:p>-0.10<text:s/></text:p>
          </table:table-cell>
          <table:table-cell office:value-type="float" office:value="-20.9" table:style-name="ce8">
            <text:p>-20.90<text:s/></text:p>
          </table:table-cell>
          <table:table-cell table:number-columns-repeated="16381"/>
        </table:table-row>
        <table:table-row table:style-name="ro1">
          <table:table-cell office:value-type="float" office:value="1406.34" table:style-name="ce8">
            <text:p>1406.34<text:s/></text:p>
          </table:table-cell>
          <table:table-cell office:value-type="float" office:value="-0.100000000000001" table:style-name="ce8">
            <text:p>-0.10<text:s/></text:p>
          </table:table-cell>
          <table:table-cell office:value-type="float" office:value="-21.8" table:style-name="ce8">
            <text:p>-21.80<text:s/></text:p>
          </table:table-cell>
          <table:table-cell table:number-columns-repeated="16381"/>
        </table:table-row>
        <table:table-row table:style-name="ro1">
          <table:table-cell office:value-type="float" office:value="1444.95" table:style-name="ce8">
            <text:p>1444.95<text:s/></text:p>
          </table:table-cell>
          <table:table-cell office:value-type="float" office:value="-0.20000000000000101" table:style-name="ce8">
            <text:p>-0.20<text:s/></text:p>
          </table:table-cell>
          <table:table-cell office:value-type="float" office:value="-22.6" table:style-name="ce8">
            <text:p>-22.60<text:s/></text:p>
          </table:table-cell>
          <table:table-cell table:number-columns-repeated="16381"/>
        </table:table-row>
        <table:table-row table:style-name="ro1">
          <table:table-cell office:value-type="float" office:value="1484.63" table:style-name="ce8">
            <text:p>1484.63<text:s/></text:p>
          </table:table-cell>
          <table:table-cell office:value-type="float" office:value="-0.30000000000000099" table:style-name="ce8">
            <text:p>-0.30<text:s/></text:p>
          </table:table-cell>
          <table:table-cell office:value-type="float" office:value="-23.4" table:style-name="ce8">
            <text:p>-23.40<text:s/></text:p>
          </table:table-cell>
          <table:table-cell table:number-columns-repeated="16381"/>
        </table:table-row>
        <table:table-row table:style-name="ro1">
          <table:table-cell office:value-type="float" office:value="1525.4" table:style-name="ce8">
            <text:p>1525.40<text:s/></text:p>
          </table:table-cell>
          <table:table-cell office:value-type="float" office:value="-0.40000000000000202" table:style-name="ce8">
            <text:p>-0.40<text:s/></text:p>
          </table:table-cell>
          <table:table-cell office:value-type="float" office:value="-24.2" table:style-name="ce8">
            <text:p>-24.20<text:s/></text:p>
          </table:table-cell>
          <table:table-cell table:number-columns-repeated="16381"/>
        </table:table-row>
        <table:table-row table:style-name="ro1">
          <table:table-cell office:value-type="float" office:value="1567.28" table:style-name="ce8">
            <text:p>1567.28<text:s/></text:p>
          </table:table-cell>
          <table:table-cell office:value-type="float" office:value="-0.60000000000000098" table:style-name="ce8">
            <text:p>-0.60<text:s/></text:p>
          </table:table-cell>
          <table:table-cell office:value-type="float" office:value="-24.8" table:style-name="ce8">
            <text:p>-24.80<text:s/></text:p>
          </table:table-cell>
          <table:table-cell table:number-columns-repeated="16381"/>
        </table:table-row>
        <table:table-row table:style-name="ro1">
          <table:table-cell office:value-type="float" office:value="1610.32" table:style-name="ce8">
            <text:p>1610.32<text:s/></text:p>
          </table:table-cell>
          <table:table-cell office:value-type="float" office:value="-0.69999999999999896" table:style-name="ce8">
            <text:p>-0.70<text:s/></text:p>
          </table:table-cell>
          <table:table-cell office:value-type="float" office:value="-25.2" table:style-name="ce8">
            <text:p>-25.20<text:s/></text:p>
          </table:table-cell>
          <table:table-cell table:number-columns-repeated="16381"/>
        </table:table-row>
        <table:table-row table:style-name="ro1">
          <table:table-cell office:value-type="float" office:value="1654.54" table:style-name="ce8">
            <text:p>1654.54<text:s/></text:p>
          </table:table-cell>
          <table:table-cell office:value-type="float" office:value="-0.80000000000000104" table:style-name="ce8">
            <text:p>-0.80<text:s/></text:p>
          </table:table-cell>
          <table:table-cell office:value-type="float" office:value="-25.3" table:style-name="ce8">
            <text:p>-25.30<text:s/></text:p>
          </table:table-cell>
          <table:table-cell table:number-columns-repeated="16381"/>
        </table:table-row>
        <table:table-row table:style-name="ro1">
          <table:table-cell office:value-type="float" office:value="1699.97" table:style-name="ce8">
            <text:p>1699.97<text:s/></text:p>
          </table:table-cell>
          <table:table-cell office:value-type="float" office:value="-0.90000000000000202" table:style-name="ce8">
            <text:p>-0.90<text:s/></text:p>
          </table:table-cell>
          <table:table-cell office:value-type="float" office:value="-25.2" table:style-name="ce8">
            <text:p>-25.20<text:s/></text:p>
          </table:table-cell>
          <table:table-cell table:number-columns-repeated="16381"/>
        </table:table-row>
        <table:table-row table:style-name="ro1">
          <table:table-cell office:value-type="float" office:value="1746.65" table:style-name="ce8">
            <text:p>1746.65<text:s/></text:p>
          </table:table-cell>
          <table:table-cell office:value-type="float" office:value="-0.90000000000000202" table:style-name="ce8">
            <text:p>-0.90<text:s/></text:p>
          </table:table-cell>
          <table:table-cell office:value-type="float" office:value="-24.8" table:style-name="ce8">
            <text:p>-24.80<text:s/></text:p>
          </table:table-cell>
          <table:table-cell table:number-columns-repeated="16381"/>
        </table:table-row>
        <table:table-row table:style-name="ro1">
          <table:table-cell office:value-type="float" office:value="1794.61" table:style-name="ce8">
            <text:p>1794.61<text:s/></text:p>
          </table:table-cell>
          <table:table-cell office:value-type="float" office:value="-1" table:style-name="ce8">
            <text:p>-1.00<text:s/></text:p>
          </table:table-cell>
          <table:table-cell office:value-type="float" office:value="-24.3" table:style-name="ce8">
            <text:p>-24.30<text:s/></text:p>
          </table:table-cell>
          <table:table-cell table:number-columns-repeated="16381"/>
        </table:table-row>
        <table:table-row table:style-name="ro1">
          <table:table-cell office:value-type="float" office:value="1843.89" table:style-name="ce8">
            <text:p>1843.89<text:s/></text:p>
          </table:table-cell>
          <table:table-cell office:value-type="float" office:value="-1" table:style-name="ce8">
            <text:p>-1.00<text:s/></text:p>
          </table:table-cell>
          <table:table-cell office:value-type="float" office:value="-23.8" table:style-name="ce8">
            <text:p>-23.80<text:s/></text:p>
          </table:table-cell>
          <table:table-cell table:number-columns-repeated="16381"/>
        </table:table-row>
        <table:table-row table:style-name="ro1">
          <table:table-cell office:value-type="float" office:value="1894.53" table:style-name="ce8">
            <text:p>1894.53<text:s/></text:p>
          </table:table-cell>
          <table:table-cell office:value-type="float" office:value="-1.1000000000000001" table:style-name="ce8">
            <text:p>-1.10<text:s/></text:p>
          </table:table-cell>
          <table:table-cell office:value-type="float" office:value="-23.4" table:style-name="ce8">
            <text:p>-23.40<text:s/></text:p>
          </table:table-cell>
          <table:table-cell table:number-columns-repeated="16381"/>
        </table:table-row>
        <table:table-row table:style-name="ro1">
          <table:table-cell office:value-type="float" office:value="1946.55" table:style-name="ce8">
            <text:p>1946.55<text:s/></text:p>
          </table:table-cell>
          <table:table-cell office:value-type="float" office:value="-1.1000000000000001" table:style-name="ce8">
            <text:p>-1.10<text:s/></text:p>
          </table:table-cell>
          <table:table-cell office:value-type="float" office:value="-23" table:style-name="ce8">
            <text:p>-23.00<text:s/></text:p>
          </table:table-cell>
          <table:table-cell table:number-columns-repeated="16381"/>
        </table:table-row>
        <table:table-row table:style-name="ro1">
          <table:table-cell office:value-type="float" office:value="2000" table:style-name="ce8">
            <text:p>2000.00<text:s/></text:p>
          </table:table-cell>
          <table:table-cell office:value-type="float" office:value="-1" table:style-name="ce8">
            <text:p>-1.00<text:s/></text:p>
          </table:table-cell>
          <table:table-cell office:value-type="float" office:value="-22.7" table:style-name="ce8">
            <text:p>-22.70<text:s/></text:p>
          </table:table-cell>
          <table:table-cell table:number-columns-repeated="16381"/>
        </table:table-row>
        <table:table-row table:style-name="ro1">
          <table:table-cell office:value-type="float" office:value="2054.92" table:style-name="ce8">
            <text:p>2054.92<text:s/></text:p>
          </table:table-cell>
          <table:table-cell office:value-type="float" office:value="-0.90000000000000202" table:style-name="ce8">
            <text:p>-0.90<text:s/></text:p>
          </table:table-cell>
          <table:table-cell office:value-type="float" office:value="-22.6" table:style-name="ce8">
            <text:p>-22.60<text:s/></text:p>
          </table:table-cell>
          <table:table-cell table:number-columns-repeated="16381"/>
        </table:table-row>
        <table:table-row table:style-name="ro1">
          <table:table-cell office:value-type="float" office:value="2111.35" table:style-name="ce8">
            <text:p>2111.35<text:s/></text:p>
          </table:table-cell>
          <table:table-cell office:value-type="float" office:value="-0.69999999999999896" table:style-name="ce8">
            <text:p>-0.70<text:s/></text:p>
          </table:table-cell>
          <table:table-cell office:value-type="float" office:value="-22.7" table:style-name="ce8">
            <text:p>-22.70<text:s/></text:p>
          </table:table-cell>
          <table:table-cell table:number-columns-repeated="16381"/>
        </table:table-row>
        <table:table-row table:style-name="ro1">
          <table:table-cell office:value-type="float" office:value="2169.3200000000002" table:style-name="ce8">
            <text:p>2169.32<text:s/></text:p>
          </table:table-cell>
          <table:table-cell office:value-type="float" office:value="-0.60000000000000098" table:style-name="ce8">
            <text:p>-0.60<text:s/></text:p>
          </table:table-cell>
          <table:table-cell office:value-type="float" office:value="-23.2" table:style-name="ce8">
            <text:p>-23.20<text:s/></text:p>
          </table:table-cell>
          <table:table-cell table:number-columns-repeated="16381"/>
        </table:table-row>
        <table:table-row table:style-name="ro1">
          <table:table-cell office:value-type="float" office:value="2228.89" table:style-name="ce8">
            <text:p>2228.89<text:s/></text:p>
          </table:table-cell>
          <table:table-cell office:value-type="float" office:value="-0.30000000000000099" table:style-name="ce8">
            <text:p>-0.30<text:s/></text:p>
          </table:table-cell>
          <table:table-cell office:value-type="float" office:value="-24.1" table:style-name="ce8">
            <text:p>-24.10<text:s/></text:p>
          </table:table-cell>
          <table:table-cell table:number-columns-repeated="16381"/>
        </table:table-row>
        <table:table-row table:style-name="ro1">
          <table:table-cell office:value-type="float" office:value="2290.1" table:style-name="ce8">
            <text:p>2290.10<text:s/></text:p>
          </table:table-cell>
          <table:table-cell office:value-type="float" office:value="-0.100000000000001" table:style-name="ce8">
            <text:p>-0.10<text:s/></text:p>
          </table:table-cell>
          <table:table-cell office:value-type="float" office:value="-25.3" table:style-name="ce8">
            <text:p>-25.30<text:s/></text:p>
          </table:table-cell>
          <table:table-cell table:number-columns-repeated="16381"/>
        </table:table-row>
        <table:table-row table:style-name="ro1">
          <table:table-cell office:value-type="float" office:value="2352.98" table:style-name="ce8">
            <text:p>2352.98<text:s/></text:p>
          </table:table-cell>
          <table:table-cell office:value-type="float" office:value="9.9999999999999603E-2" table:style-name="ce8">
            <text:p>0.10<text:s/></text:p>
          </table:table-cell>
          <table:table-cell office:value-type="float" office:value="-26.6" table:style-name="ce8">
            <text:p>-26.60<text:s/></text:p>
          </table:table-cell>
          <table:table-cell table:number-columns-repeated="16381"/>
        </table:table-row>
        <table:table-row table:style-name="ro1">
          <table:table-cell office:value-type="float" office:value="2417.59" table:style-name="ce8">
            <text:p>2417.59<text:s/></text:p>
          </table:table-cell>
          <table:table-cell office:value-type="float" office:value="0.19999999999999901" table:style-name="ce8">
            <text:p>0.20<text:s/></text:p>
          </table:table-cell>
          <table:table-cell office:value-type="float" office:value="-27.9" table:style-name="ce8">
            <text:p>-27.90<text:s/></text:p>
          </table:table-cell>
          <table:table-cell table:number-columns-repeated="16381"/>
        </table:table-row>
        <table:table-row table:style-name="ro1">
          <table:table-cell office:value-type="float" office:value="2483.98" table:style-name="ce8">
            <text:p>2483.98<text:s/></text:p>
          </table:table-cell>
          <table:table-cell office:value-type="float" office:value="0.29999999999999899" table:style-name="ce8">
            <text:p>0.30<text:s/></text:p>
          </table:table-cell>
          <table:table-cell office:value-type="float" office:value="-29.4" table:style-name="ce8">
            <text:p>-29.40<text:s/></text:p>
          </table:table-cell>
          <table:table-cell table:number-columns-repeated="16381"/>
        </table:table-row>
        <table:table-row table:style-name="ro1">
          <table:table-cell office:value-type="float" office:value="2552.19" table:style-name="ce8">
            <text:p>2552.19<text:s/></text:p>
          </table:table-cell>
          <table:table-cell office:value-type="float" office:value="0.39999999999999902" table:style-name="ce8">
            <text:p>0.40<text:s/></text:p>
          </table:table-cell>
          <table:table-cell office:value-type="float" office:value="-31.5" table:style-name="ce8">
            <text:p>-31.50<text:s/></text:p>
          </table:table-cell>
          <table:table-cell table:number-columns-repeated="16381"/>
        </table:table-row>
        <table:table-row table:style-name="ro1">
          <table:table-cell office:value-type="float" office:value="2622.27" table:style-name="ce8">
            <text:p>2622.27<text:s/></text:p>
          </table:table-cell>
          <table:table-cell office:value-type="float" office:value="0.5" table:style-name="ce8">
            <text:p>0.50<text:s/></text:p>
          </table:table-cell>
          <table:table-cell office:value-type="float" office:value="-33.5" table:style-name="ce8">
            <text:p>-33.50<text:s/></text:p>
          </table:table-cell>
          <table:table-cell table:number-columns-repeated="16381"/>
        </table:table-row>
        <table:table-row table:style-name="ro1">
          <table:table-cell office:value-type="float" office:value="2694.27" table:style-name="ce8">
            <text:p>2694.27<text:s/></text:p>
          </table:table-cell>
          <table:table-cell office:value-type="float" office:value="0.5" table:style-name="ce8">
            <text:p>0.50<text:s/></text:p>
          </table:table-cell>
          <table:table-cell office:value-type="float" office:value="-35.799999999999997" table:style-name="ce8">
            <text:p>-35.80<text:s/></text:p>
          </table:table-cell>
          <table:table-cell table:number-columns-repeated="16381"/>
        </table:table-row>
        <table:table-row table:style-name="ro1">
          <table:table-cell office:value-type="float" office:value="2768.26" table:style-name="ce8">
            <text:p>2768.26<text:s/></text:p>
          </table:table-cell>
          <table:table-cell office:value-type="float" office:value="0.5" table:style-name="ce8">
            <text:p>0.50<text:s/></text:p>
          </table:table-cell>
          <table:table-cell office:value-type="float" office:value="-38.200000000000003" table:style-name="ce8">
            <text:p>-38.20<text:s/></text:p>
          </table:table-cell>
          <table:table-cell table:number-columns-repeated="16381"/>
        </table:table-row>
        <table:table-row table:style-name="ro1">
          <table:table-cell office:value-type="float" office:value="2844.27" table:style-name="ce8">
            <text:p>2844.27<text:s/></text:p>
          </table:table-cell>
          <table:table-cell office:value-type="float" office:value="0.39999999999999902" table:style-name="ce8">
            <text:p>0.40<text:s/></text:p>
          </table:table-cell>
          <table:table-cell office:value-type="float" office:value="-40.799999999999997" table:style-name="ce8">
            <text:p>-40.80<text:s/></text:p>
          </table:table-cell>
          <table:table-cell table:number-columns-repeated="16381"/>
        </table:table-row>
        <table:table-row table:style-name="ro1">
          <table:table-cell office:value-type="float" office:value="2922.37" table:style-name="ce8">
            <text:p>2922.37<text:s/></text:p>
          </table:table-cell>
          <table:table-cell office:value-type="float" office:value="0.29999999999999899" table:style-name="ce8">
            <text:p>0.30<text:s/></text:p>
          </table:table-cell>
          <table:table-cell office:value-type="float" office:value="-43.2" table:style-name="ce8">
            <text:p>-43.20<text:s/></text:p>
          </table:table-cell>
          <table:table-cell table:number-columns-repeated="16381"/>
        </table:table-row>
        <table:table-row table:style-name="ro1">
          <table:table-cell office:value-type="float" office:value="3002.62" table:style-name="ce8">
            <text:p>3002.62<text:s/></text:p>
          </table:table-cell>
          <table:table-cell office:value-type="float" office:value="9.9999999999999603E-2" table:style-name="ce8">
            <text:p>0.10<text:s/></text:p>
          </table:table-cell>
          <table:table-cell office:value-type="float" office:value="-45.4" table:style-name="ce8">
            <text:p>-45.40<text:s/></text:p>
          </table:table-cell>
          <table:table-cell table:number-columns-repeated="16381"/>
        </table:table-row>
        <table:table-row table:style-name="ro1">
          <table:table-cell office:value-type="float" office:value="3085.07" table:style-name="ce8">
            <text:p>3085.07<text:s/></text:p>
          </table:table-cell>
          <table:table-cell office:value-type="float" office:value="-0.20000000000000101" table:style-name="ce8">
            <text:p>-0.20<text:s/></text:p>
          </table:table-cell>
          <table:table-cell office:value-type="float" office:value="-47.1" table:style-name="ce8">
            <text:p>-47.10<text:s/></text:p>
          </table:table-cell>
          <table:table-cell table:number-columns-repeated="16381"/>
        </table:table-row>
        <table:table-row table:style-name="ro1">
          <table:table-cell office:value-type="float" office:value="3169.79" table:style-name="ce8">
            <text:p>3169.79<text:s/></text:p>
          </table:table-cell>
          <table:table-cell office:value-type="float" office:value="-0.5" table:style-name="ce8">
            <text:p>-0.50<text:s/></text:p>
          </table:table-cell>
          <table:table-cell office:value-type="float" office:value="-48.1" table:style-name="ce8">
            <text:p>-48.10<text:s/></text:p>
          </table:table-cell>
          <table:table-cell table:number-columns-repeated="16381"/>
        </table:table-row>
        <table:table-row table:style-name="ro1">
          <table:table-cell office:value-type="float" office:value="3256.83" table:style-name="ce8">
            <text:p>3256.83<text:s/></text:p>
          </table:table-cell>
          <table:table-cell office:value-type="float" office:value="-0.69999999999999896" table:style-name="ce8">
            <text:p>-0.70<text:s/></text:p>
          </table:table-cell>
          <table:table-cell office:value-type="float" office:value="-48.5" table:style-name="ce8">
            <text:p>-48.50<text:s/></text:p>
          </table:table-cell>
          <table:table-cell table:number-columns-repeated="16381"/>
        </table:table-row>
        <table:table-row table:style-name="ro1">
          <table:table-cell office:value-type="float" office:value="3346.26" table:style-name="ce8">
            <text:p>3346.26<text:s/></text:p>
          </table:table-cell>
          <table:table-cell office:value-type="float" office:value="-1" table:style-name="ce8">
            <text:p>-1.00<text:s/></text:p>
          </table:table-cell>
          <table:table-cell office:value-type="float" office:value="-48.4" table:style-name="ce8">
            <text:p>-48.40<text:s/></text:p>
          </table:table-cell>
          <table:table-cell table:number-columns-repeated="16381"/>
        </table:table-row>
        <table:table-row table:style-name="ro1">
          <table:table-cell office:value-type="float" office:value="3438.14" table:style-name="ce8">
            <text:p>3438.14<text:s/></text:p>
          </table:table-cell>
          <table:table-cell office:value-type="float" office:value="-1.2" table:style-name="ce8">
            <text:p>-1.20<text:s/></text:p>
          </table:table-cell>
          <table:table-cell office:value-type="float" office:value="-47.9" table:style-name="ce8">
            <text:p>-47.90<text:s/></text:p>
          </table:table-cell>
          <table:table-cell table:number-columns-repeated="16381"/>
        </table:table-row>
        <table:table-row table:style-name="ro1">
          <table:table-cell office:value-type="float" office:value="3532.55" table:style-name="ce8">
            <text:p>3532.55<text:s/></text:p>
          </table:table-cell>
          <table:table-cell office:value-type="float" office:value="-1.3" table:style-name="ce8">
            <text:p>-1.30<text:s/></text:p>
          </table:table-cell>
          <table:table-cell office:value-type="float" office:value="-47.1" table:style-name="ce8">
            <text:p>-47.10<text:s/></text:p>
          </table:table-cell>
          <table:table-cell table:number-columns-repeated="16381"/>
        </table:table-row>
        <table:table-row table:style-name="ro1">
          <table:table-cell office:value-type="float" office:value="3629.56" table:style-name="ce8">
            <text:p>3629.56<text:s/></text:p>
          </table:table-cell>
          <table:table-cell office:value-type="float" office:value="-1.2" table:style-name="ce8">
            <text:p>-1.20<text:s/></text:p>
          </table:table-cell>
          <table:table-cell office:value-type="float" office:value="-46.4" table:style-name="ce8">
            <text:p>-46.40<text:s/></text:p>
          </table:table-cell>
          <table:table-cell table:number-columns-repeated="16381"/>
        </table:table-row>
        <table:table-row table:style-name="ro1">
          <table:table-cell office:value-type="float" office:value="3729.22" table:style-name="ce8">
            <text:p>3729.22<text:s/></text:p>
          </table:table-cell>
          <table:table-cell office:value-type="float" office:value="-1" table:style-name="ce8">
            <text:p>-1.00<text:s/></text:p>
          </table:table-cell>
          <table:table-cell office:value-type="float" office:value="-46.1" table:style-name="ce8">
            <text:p>-46.10<text:s/></text:p>
          </table:table-cell>
          <table:table-cell table:number-columns-repeated="16381"/>
        </table:table-row>
        <table:table-row table:style-name="ro1">
          <table:table-cell office:value-type="float" office:value="3831.62" table:style-name="ce8">
            <text:p>3831.62<text:s/></text:p>
          </table:table-cell>
          <table:table-cell office:value-type="float" office:value="-0.69999999999999896" table:style-name="ce8">
            <text:p>-0.70<text:s/></text:p>
          </table:table-cell>
          <table:table-cell office:value-type="float" office:value="-46.7" table:style-name="ce8">
            <text:p>-46.70<text:s/></text:p>
          </table:table-cell>
          <table:table-cell table:number-columns-repeated="16381"/>
        </table:table-row>
        <table:table-row table:style-name="ro1">
          <table:table-cell office:value-type="float" office:value="3936.84" table:style-name="ce8">
            <text:p>3936.84<text:s/></text:p>
          </table:table-cell>
          <table:table-cell office:value-type="float" office:value="-0.5" table:style-name="ce8">
            <text:p>-0.50<text:s/></text:p>
          </table:table-cell>
          <table:table-cell office:value-type="float" office:value="-48.1" table:style-name="ce8">
            <text:p>-48.10<text:s/></text:p>
          </table:table-cell>
          <table:table-cell table:number-columns-repeated="16381"/>
        </table:table-row>
        <table:table-row table:style-name="ro1">
          <table:table-cell office:value-type="float" office:value="4044.94" table:style-name="ce8">
            <text:p>4044.94<text:s/></text:p>
          </table:table-cell>
          <table:table-cell office:value-type="float" office:value="-0.40000000000000202" table:style-name="ce8">
            <text:p>-0.40<text:s/></text:p>
          </table:table-cell>
          <table:table-cell office:value-type="float" office:value="-49.8" table:style-name="ce8">
            <text:p>-49.80<text:s/></text:p>
          </table:table-cell>
          <table:table-cell table:number-columns-repeated="16381"/>
        </table:table-row>
        <table:table-row table:style-name="ro1">
          <table:table-cell office:value-type="float" office:value="4156.01" table:style-name="ce8">
            <text:p>4156.01<text:s/></text:p>
          </table:table-cell>
          <table:table-cell office:value-type="float" office:value="-0.30000000000000099" table:style-name="ce8">
            <text:p>-0.30<text:s/></text:p>
          </table:table-cell>
          <table:table-cell office:value-type="float" office:value="-50.9" table:style-name="ce8">
            <text:p>-50.90<text:s/></text:p>
          </table:table-cell>
          <table:table-cell table:number-columns-repeated="16381"/>
        </table:table-row>
        <table:table-row table:style-name="ro1">
          <table:table-cell office:value-type="float" office:value="4270.1400000000003" table:style-name="ce8">
            <text:p>4270.14<text:s/></text:p>
          </table:table-cell>
          <table:table-cell office:value-type="float" office:value="-0.100000000000001" table:style-name="ce8">
            <text:p>-0.10<text:s/></text:p>
          </table:table-cell>
          <table:table-cell office:value-type="float" office:value="-51.3" table:style-name="ce8">
            <text:p>-51.30<text:s/></text:p>
          </table:table-cell>
          <table:table-cell table:number-columns-repeated="16381"/>
        </table:table-row>
        <table:table-row table:style-name="ro1">
          <table:table-cell office:value-type="float" office:value="4387.3900000000003" table:style-name="ce8">
            <text:p>4387.39<text:s/></text:p>
          </table:table-cell>
          <table:table-cell office:value-type="float" office:value="0.29999999999999899" table:style-name="ce8">
            <text:p>0.30<text:s/></text:p>
          </table:table-cell>
          <table:table-cell office:value-type="float" office:value="-52.3" table:style-name="ce8">
            <text:p>-52.30<text:s/></text:p>
          </table:table-cell>
          <table:table-cell table:number-columns-repeated="16381"/>
        </table:table-row>
        <table:table-row table:style-name="ro1">
          <table:table-cell office:value-type="float" office:value="4507.87" table:style-name="ce8">
            <text:p>4507.87<text:s/></text:p>
          </table:table-cell>
          <table:table-cell office:value-type="float" office:value="0.79999999999999905" table:style-name="ce8">
            <text:p>0.80<text:s/></text:p>
          </table:table-cell>
          <table:table-cell office:value-type="float" office:value="-55.7" table:style-name="ce8">
            <text:p>-55.70<text:s/></text:p>
          </table:table-cell>
          <table:table-cell table:number-columns-repeated="16381"/>
        </table:table-row>
        <table:table-row table:style-name="ro1">
          <table:table-cell office:value-type="float" office:value="4631.6499999999996" table:style-name="ce8">
            <text:p>4631.65<text:s/></text:p>
          </table:table-cell>
          <table:table-cell office:value-type="float" office:value="1" table:style-name="ce8">
            <text:p>1.00<text:s/></text:p>
          </table:table-cell>
          <table:table-cell office:value-type="float" office:value="-61.2" table:style-name="ce8">
            <text:p>-61.20<text:s/></text:p>
          </table:table-cell>
          <table:table-cell table:number-columns-repeated="16381"/>
        </table:table-row>
        <table:table-row table:style-name="ro1">
          <table:table-cell office:value-type="float" office:value="4758.83" table:style-name="ce8">
            <text:p>4758.83<text:s/></text:p>
          </table:table-cell>
          <table:table-cell office:value-type="float" office:value="0.79999999999999905" table:style-name="ce8">
            <text:p>0.80<text:s/></text:p>
          </table:table-cell>
          <table:table-cell office:value-type="float" office:value="-67.099999999999994" table:style-name="ce8">
            <text:p>-67.10<text:s/></text:p>
          </table:table-cell>
          <table:table-cell table:number-columns-repeated="16381"/>
        </table:table-row>
        <table:table-row table:style-name="ro1">
          <table:table-cell office:value-type="float" office:value="4889.51" table:style-name="ce8">
            <text:p>4889.51<text:s/></text:p>
          </table:table-cell>
          <table:table-cell office:value-type="float" office:value="0.29999999999999899" table:style-name="ce8">
            <text:p>0.30<text:s/></text:p>
          </table:table-cell>
          <table:table-cell office:value-type="float" office:value="-71.3" table:style-name="ce8">
            <text:p>-71.30<text:s/></text:p>
          </table:table-cell>
          <table:table-cell table:number-columns-repeated="16381"/>
        </table:table-row>
        <table:table-row table:style-name="ro1">
          <table:table-cell office:value-type="float" office:value="5023.7700000000004" table:style-name="ce8">
            <text:p>5023.77<text:s/></text:p>
          </table:table-cell>
          <table:table-cell office:value-type="float" office:value="-0.30000000000000099" table:style-name="ce8">
            <text:p>-0.30<text:s/></text:p>
          </table:table-cell>
          <table:table-cell office:value-type="float" office:value="-72.3" table:style-name="ce8">
            <text:p>-72.30<text:s/></text:p>
          </table:table-cell>
          <table:table-cell table:number-columns-repeated="16381"/>
        </table:table-row>
        <table:table-row table:style-name="ro1">
          <table:table-cell office:value-type="float" office:value="5161.72" table:style-name="ce8">
            <text:p>5161.72<text:s/></text:p>
          </table:table-cell>
          <table:table-cell office:value-type="float" office:value="-0.80000000000000104" table:style-name="ce8">
            <text:p>-0.80<text:s/></text:p>
          </table:table-cell>
          <table:table-cell office:value-type="float" office:value="-73" table:style-name="ce8">
            <text:p>-73.00<text:s/></text:p>
          </table:table-cell>
          <table:table-cell table:number-columns-repeated="16381"/>
        </table:table-row>
        <table:table-row table:style-name="ro1">
          <table:table-cell office:value-type="float" office:value="5303.46" table:style-name="ce8">
            <text:p>5303.46<text:s/></text:p>
          </table:table-cell>
          <table:table-cell office:value-type="float" office:value="-1" table:style-name="ce8">
            <text:p>-1.00<text:s/></text:p>
          </table:table-cell>
          <table:table-cell office:value-type="float" office:value="-72.5" table:style-name="ce8">
            <text:p>-72.50<text:s/></text:p>
          </table:table-cell>
          <table:table-cell table:number-columns-repeated="16381"/>
        </table:table-row>
        <table:table-row table:style-name="ro1">
          <table:table-cell office:value-type="float" office:value="5449.09" table:style-name="ce8">
            <text:p>5449.09<text:s/></text:p>
          </table:table-cell>
          <table:table-cell office:value-type="float" office:value="-1" table:style-name="ce8">
            <text:p>-1.00<text:s/></text:p>
          </table:table-cell>
          <table:table-cell office:value-type="float" office:value="-72" table:style-name="ce8">
            <text:p>-72.00<text:s/></text:p>
          </table:table-cell>
          <table:table-cell table:number-columns-repeated="16381"/>
        </table:table-row>
        <table:table-row table:style-name="ro1">
          <table:table-cell office:value-type="float" office:value="5598.72" table:style-name="ce8">
            <text:p>5598.72<text:s/></text:p>
          </table:table-cell>
          <table:table-cell office:value-type="float" office:value="-0.80000000000000104" table:style-name="ce8">
            <text:p>-0.80<text:s/></text:p>
          </table:table-cell>
          <table:table-cell office:value-type="float" office:value="-72.3" table:style-name="ce8">
            <text:p>-72.30<text:s/></text:p>
          </table:table-cell>
          <table:table-cell table:number-columns-repeated="16381"/>
        </table:table-row>
        <table:table-row table:style-name="ro1">
          <table:table-cell office:value-type="float" office:value="5752.46" table:style-name="ce8">
            <text:p>5752.46<text:s/></text:p>
          </table:table-cell>
          <table:table-cell office:value-type="float" office:value="-0.60000000000000098" table:style-name="ce8">
            <text:p>-0.60<text:s/></text:p>
          </table:table-cell>
          <table:table-cell office:value-type="float" office:value="-73.7" table:style-name="ce8">
            <text:p>-73.70<text:s/></text:p>
          </table:table-cell>
          <table:table-cell table:number-columns-repeated="16381"/>
        </table:table-row>
        <table:table-row table:style-name="ro1">
          <table:table-cell office:value-type="float" office:value="5910.42" table:style-name="ce8">
            <text:p>5910.42<text:s/></text:p>
          </table:table-cell>
          <table:table-cell office:value-type="float" office:value="-0.40000000000000202" table:style-name="ce8">
            <text:p>-0.40<text:s/></text:p>
          </table:table-cell>
          <table:table-cell office:value-type="float" office:value="-76.2" table:style-name="ce8">
            <text:p>-76.20<text:s/></text:p>
          </table:table-cell>
          <table:table-cell table:number-columns-repeated="16381"/>
        </table:table-row>
        <table:table-row table:style-name="ro1">
          <table:table-cell office:value-type="float" office:value="6072.72" table:style-name="ce8">
            <text:p>6072.72<text:s/></text:p>
          </table:table-cell>
          <table:table-cell office:value-type="float" office:value="-0.20000000000000101" table:style-name="ce8">
            <text:p>-0.20<text:s/></text:p>
          </table:table-cell>
          <table:table-cell office:value-type="float" office:value="-79.2" table:style-name="ce8">
            <text:p>-79.20<text:s/></text:p>
          </table:table-cell>
          <table:table-cell table:number-columns-repeated="16381"/>
        </table:table-row>
        <table:table-row table:style-name="ro1">
          <table:table-cell office:value-type="float" office:value="6239.47" table:style-name="ce8">
            <text:p>6239.47<text:s/></text:p>
          </table:table-cell>
          <table:table-cell office:value-type="float" office:value="-0.20000000000000101" table:style-name="ce8">
            <text:p>-0.20<text:s/></text:p>
          </table:table-cell>
          <table:table-cell office:value-type="float" office:value="-82.1" table:style-name="ce8">
            <text:p>-82.10<text:s/></text:p>
          </table:table-cell>
          <table:table-cell table:number-columns-repeated="16381"/>
        </table:table-row>
        <table:table-row table:style-name="ro1">
          <table:table-cell office:value-type="float" office:value="6410.8" table:style-name="ce8">
            <text:p>6410.80<text:s/></text:p>
          </table:table-cell>
          <table:table-cell office:value-type="float" office:value="-0.30000000000000099" table:style-name="ce8">
            <text:p>-0.30<text:s/></text:p>
          </table:table-cell>
          <table:table-cell office:value-type="float" office:value="-84.6" table:style-name="ce8">
            <text:p>-84.60<text:s/></text:p>
          </table:table-cell>
          <table:table-cell table:number-columns-repeated="16381"/>
        </table:table-row>
        <table:table-row table:style-name="ro1">
          <table:table-cell office:value-type="float" office:value="6586.84" table:style-name="ce8">
            <text:p>6586.84<text:s/></text:p>
          </table:table-cell>
          <table:table-cell office:value-type="float" office:value="-0.5" table:style-name="ce8">
            <text:p>-0.50<text:s/></text:p>
          </table:table-cell>
          <table:table-cell office:value-type="float" office:value="-86.5" table:style-name="ce8">
            <text:p>-86.50<text:s/></text:p>
          </table:table-cell>
          <table:table-cell table:number-columns-repeated="16381"/>
        </table:table-row>
        <table:table-row table:style-name="ro1">
          <table:table-cell office:value-type="float" office:value="6767.71" table:style-name="ce8">
            <text:p>6767.71<text:s/></text:p>
          </table:table-cell>
          <table:table-cell office:value-type="float" office:value="-0.60000000000000098" table:style-name="ce8">
            <text:p>-0.60<text:s/></text:p>
          </table:table-cell>
          <table:table-cell office:value-type="float" office:value="-87.9" table:style-name="ce8">
            <text:p>-87.90<text:s/></text:p>
          </table:table-cell>
          <table:table-cell table:number-columns-repeated="16381"/>
        </table:table-row>
        <table:table-row table:style-name="ro1">
          <table:table-cell office:value-type="float" office:value="6953.55" table:style-name="ce8">
            <text:p>6953.55<text:s/></text:p>
          </table:table-cell>
          <table:table-cell office:value-type="float" office:value="-0.40000000000000202" table:style-name="ce8">
            <text:p>-0.40<text:s/></text:p>
          </table:table-cell>
          <table:table-cell office:value-type="float" office:value="-89.5" table:style-name="ce8">
            <text:p>-89.50<text:s/></text:p>
          </table:table-cell>
          <table:table-cell table:number-columns-repeated="16381"/>
        </table:table-row>
        <table:table-row table:style-name="ro1">
          <table:table-cell office:value-type="float" office:value="7144.49" table:style-name="ce8">
            <text:p>7144.49<text:s/></text:p>
          </table:table-cell>
          <table:table-cell office:value-type="float" office:value="-0.20000000000000101" table:style-name="ce8">
            <text:p>-0.20<text:s/></text:p>
          </table:table-cell>
          <table:table-cell office:value-type="float" office:value="-91.7" table:style-name="ce8">
            <text:p>-91.70<text:s/></text:p>
          </table:table-cell>
          <table:table-cell table:number-columns-repeated="16381"/>
        </table:table-row>
        <table:table-row table:style-name="ro1">
          <table:table-cell office:value-type="float" office:value="7340.67" table:style-name="ce8">
            <text:p>7340.67<text:s/></text:p>
          </table:table-cell>
          <table:table-cell office:value-type="float" office:value="9.9999999999999603E-2" table:style-name="ce8">
            <text:p>0.10<text:s/></text:p>
          </table:table-cell>
          <table:table-cell office:value-type="float" office:value="-95.1" table:style-name="ce8">
            <text:p>-95.10<text:s/></text:p>
          </table:table-cell>
          <table:table-cell table:number-columns-repeated="16381"/>
        </table:table-row>
        <table:table-row table:style-name="ro1">
          <table:table-cell office:value-type="float" office:value="7542.24" table:style-name="ce8">
            <text:p>7542.24<text:s/></text:p>
          </table:table-cell>
          <table:table-cell office:value-type="float" office:value="0.39999999999999902" table:style-name="ce8">
            <text:p>0.40<text:s/></text:p>
          </table:table-cell>
          <table:table-cell office:value-type="float" office:value="-99.6" table:style-name="ce8">
            <text:p>-99.60<text:s/></text:p>
          </table:table-cell>
          <table:table-cell table:number-columns-repeated="16381"/>
        </table:table-row>
        <table:table-row table:style-name="ro1">
          <table:table-cell office:value-type="float" office:value="7749.35" table:style-name="ce8">
            <text:p>7749.35<text:s/></text:p>
          </table:table-cell>
          <table:table-cell office:value-type="float" office:value="0.39999999999999902" table:style-name="ce8">
            <text:p>0.40<text:s/></text:p>
          </table:table-cell>
          <table:table-cell office:value-type="float" office:value="-104.5" table:style-name="ce8">
            <text:p>-104.50<text:s/></text:p>
          </table:table-cell>
          <table:table-cell table:number-columns-repeated="16381"/>
        </table:table-row>
        <table:table-row table:style-name="ro1">
          <table:table-cell office:value-type="float" office:value="7962.14" table:style-name="ce8">
            <text:p>7962.14<text:s/></text:p>
          </table:table-cell>
          <table:table-cell office:value-type="float" office:value="-0.100000000000001" table:style-name="ce8">
            <text:p>-0.10<text:s/></text:p>
          </table:table-cell>
          <table:table-cell office:value-type="float" office:value="-109.7" table:style-name="ce8">
            <text:p>-109.70<text:s/></text:p>
          </table:table-cell>
          <table:table-cell table:number-columns-repeated="16381"/>
        </table:table-row>
        <table:table-row table:style-name="ro1">
          <table:table-cell office:value-type="float" office:value="8180.78" table:style-name="ce8">
            <text:p>8180.78<text:s/></text:p>
          </table:table-cell>
          <table:table-cell office:value-type="float" office:value="-0.69999999999999896" table:style-name="ce8">
            <text:p>-0.70<text:s/></text:p>
          </table:table-cell>
          <table:table-cell office:value-type="float" office:value="-112.8" table:style-name="ce8">
            <text:p>-112.80<text:s/></text:p>
          </table:table-cell>
          <table:table-cell table:number-columns-repeated="16381"/>
        </table:table-row>
        <table:table-row table:style-name="ro1">
          <table:table-cell office:value-type="float" office:value="8405.42" table:style-name="ce8">
            <text:p>8405.42<text:s/></text:p>
          </table:table-cell>
          <table:table-cell office:value-type="float" office:value="-1.1000000000000001" table:style-name="ce8">
            <text:p>-1.10<text:s/></text:p>
          </table:table-cell>
          <table:table-cell office:value-type="float" office:value="-113.6" table:style-name="ce8">
            <text:p>-113.60<text:s/></text:p>
          </table:table-cell>
          <table:table-cell table:number-columns-repeated="16381"/>
        </table:table-row>
        <table:table-row table:style-name="ro1">
          <table:table-cell office:value-type="float" office:value="8636.23" table:style-name="ce8">
            <text:p>8636.23<text:s/></text:p>
          </table:table-cell>
          <table:table-cell office:value-type="float" office:value="-1.4" table:style-name="ce8">
            <text:p>-1.40<text:s/></text:p>
          </table:table-cell>
          <table:table-cell office:value-type="float" office:value="-112.8" table:style-name="ce8">
            <text:p>-112.80<text:s/></text:p>
          </table:table-cell>
          <table:table-cell table:number-columns-repeated="16381"/>
        </table:table-row>
        <table:table-row table:style-name="ro1">
          <table:table-cell office:value-type="float" office:value="8873.3700000000008" table:style-name="ce8">
            <text:p>8873.37<text:s/></text:p>
          </table:table-cell>
          <table:table-cell office:value-type="float" office:value="-1.3" table:style-name="ce8">
            <text:p>-1.30<text:s/></text:p>
          </table:table-cell>
          <table:table-cell office:value-type="float" office:value="-111.2" table:style-name="ce8">
            <text:p>-111.20<text:s/></text:p>
          </table:table-cell>
          <table:table-cell table:number-columns-repeated="16381"/>
        </table:table-row>
        <table:table-row table:style-name="ro1">
          <table:table-cell office:value-type="float" office:value="9117.0300000000007" table:style-name="ce8">
            <text:p>9117.03<text:s/></text:p>
          </table:table-cell>
          <table:table-cell office:value-type="float" office:value="-0.30000000000000099" table:style-name="ce8">
            <text:p>-0.30<text:s/></text:p>
          </table:table-cell>
          <table:table-cell office:value-type="float" office:value="-111.9" table:style-name="ce8">
            <text:p>-111.90<text:s/></text:p>
          </table:table-cell>
          <table:table-cell table:number-columns-repeated="16381"/>
        </table:table-row>
        <table:table-row table:style-name="ro1">
          <table:table-cell office:value-type="float" office:value="9367.3799999999992" table:style-name="ce8">
            <text:p>9367.38<text:s/></text:p>
          </table:table-cell>
          <table:table-cell office:value-type="float" office:value="0.69999999999999896" table:style-name="ce8">
            <text:p>0.70<text:s/></text:p>
          </table:table-cell>
          <table:table-cell office:value-type="float" office:value="-118.8" table:style-name="ce8">
            <text:p>-118.80<text:s/></text:p>
          </table:table-cell>
          <table:table-cell table:number-columns-repeated="16381"/>
        </table:table-row>
        <table:table-row table:style-name="ro1">
          <table:table-cell office:value-type="float" office:value="9624.61" table:style-name="ce8">
            <text:p>9624.61<text:s/></text:p>
          </table:table-cell>
          <table:table-cell office:value-type="float" office:value="0.5" table:style-name="ce8">
            <text:p>0.50<text:s/></text:p>
          </table:table-cell>
          <table:table-cell office:value-type="float" office:value="-126.3" table:style-name="ce8">
            <text:p>-126.30<text:s/></text:p>
          </table:table-cell>
          <table:table-cell table:number-columns-repeated="16381"/>
        </table:table-row>
        <table:table-row table:style-name="ro1">
          <table:table-cell office:value-type="float" office:value="9888.89" table:style-name="ce8">
            <text:p>9888.89<text:s/></text:p>
          </table:table-cell>
          <table:table-cell office:value-type="float" office:value="0" table:style-name="ce8">
            <text:p>0.00<text:s/></text:p>
          </table:table-cell>
          <table:table-cell office:value-type="float" office:value="-132.6" table:style-name="ce8">
            <text:p>-132.60<text:s/></text:p>
          </table:table-cell>
          <table:table-cell table:number-columns-repeated="16381"/>
        </table:table-row>
        <table:table-row table:style-name="ro1">
          <table:table-cell office:value-type="float" office:value="10160.44" table:style-name="ce8">
            <text:p>10160.44<text:s/></text:p>
          </table:table-cell>
          <table:table-cell office:value-type="float" office:value="-0.5" table:style-name="ce8">
            <text:p>-0.50<text:s/></text:p>
          </table:table-cell>
          <table:table-cell office:value-type="float" office:value="-135.5" table:style-name="ce8">
            <text:p>-135.50<text:s/></text:p>
          </table:table-cell>
          <table:table-cell table:number-columns-repeated="16381"/>
        </table:table-row>
        <table:table-row table:style-name="ro1">
          <table:table-cell office:value-type="float" office:value="10439.44" table:style-name="ce8">
            <text:p>10439.44<text:s/></text:p>
          </table:table-cell>
          <table:table-cell office:value-type="float" office:value="-0.60000000000000098" table:style-name="ce8">
            <text:p>-0.60<text:s/></text:p>
          </table:table-cell>
          <table:table-cell office:value-type="float" office:value="-136" table:style-name="ce8">
            <text:p>-136.00<text:s/></text:p>
          </table:table-cell>
          <table:table-cell table:number-columns-repeated="16381"/>
        </table:table-row>
        <table:table-row table:style-name="ro1">
          <table:table-cell office:value-type="float" office:value="10726.1" table:style-name="ce8">
            <text:p>10726.10<text:s/></text:p>
          </table:table-cell>
          <table:table-cell office:value-type="float" office:value="-0.30000000000000099" table:style-name="ce8">
            <text:p>-0.30<text:s/></text:p>
          </table:table-cell>
          <table:table-cell office:value-type="float" office:value="-139.19999999999999" table:style-name="ce8">
            <text:p>-139.20<text:s/></text:p>
          </table:table-cell>
          <table:table-cell table:number-columns-repeated="16381"/>
        </table:table-row>
        <table:table-row table:style-name="ro1">
          <table:table-cell office:value-type="float" office:value="11020.63" table:style-name="ce8">
            <text:p>11020.63<text:s/></text:p>
          </table:table-cell>
          <table:table-cell office:value-type="float" office:value="-0.40000000000000202" table:style-name="ce8">
            <text:p>-0.40<text:s/></text:p>
          </table:table-cell>
          <table:table-cell office:value-type="float" office:value="-144.4" table:style-name="ce8">
            <text:p>-144.40<text:s/></text:p>
          </table:table-cell>
          <table:table-cell table:number-columns-repeated="16381"/>
        </table:table-row>
        <table:table-row table:style-name="ro1">
          <table:table-cell office:value-type="float" office:value="11323.25" table:style-name="ce8">
            <text:p>11323.25<text:s/></text:p>
          </table:table-cell>
          <table:table-cell office:value-type="float" office:value="-0.69999999999999896" table:style-name="ce8">
            <text:p>-0.70<text:s/></text:p>
          </table:table-cell>
          <table:table-cell office:value-type="float" office:value="-145.4" table:style-name="ce8">
            <text:p>-145.40<text:s/></text:p>
          </table:table-cell>
          <table:table-cell table:number-columns-repeated="16381"/>
        </table:table-row>
        <table:table-row table:style-name="ro1">
          <table:table-cell office:value-type="float" office:value="11634.18" table:style-name="ce8">
            <text:p>11634.18<text:s/></text:p>
          </table:table-cell>
          <table:table-cell office:value-type="float" office:value="-0.100000000000001" table:style-name="ce8">
            <text:p>-0.10<text:s/></text:p>
          </table:table-cell>
          <table:table-cell office:value-type="float" office:value="-147.5" table:style-name="ce8">
            <text:p>-147.50<text:s/></text:p>
          </table:table-cell>
          <table:table-cell table:number-columns-repeated="16381"/>
        </table:table-row>
        <table:table-row table:style-name="ro1">
          <table:table-cell office:value-type="float" office:value="11953.65" table:style-name="ce8">
            <text:p>11953.65<text:s/></text:p>
          </table:table-cell>
          <table:table-cell office:value-type="float" office:value="0.19999999999999901" table:style-name="ce8">
            <text:p>0.20<text:s/></text:p>
          </table:table-cell>
          <table:table-cell office:value-type="float" office:value="-155.30000000000001" table:style-name="ce8">
            <text:p>-155.30<text:s/></text:p>
          </table:table-cell>
          <table:table-cell table:number-columns-repeated="16381"/>
        </table:table-row>
        <table:table-row table:style-name="ro1">
          <table:table-cell office:value-type="float" office:value="12281.89" table:style-name="ce8">
            <text:p>12281.89<text:s/></text:p>
          </table:table-cell>
          <table:table-cell office:value-type="float" office:value="-0.100000000000001" table:style-name="ce8">
            <text:p>-0.10<text:s/></text:p>
          </table:table-cell>
          <table:table-cell office:value-type="float" office:value="-160.69999999999999" table:style-name="ce8">
            <text:p>-160.70<text:s/></text:p>
          </table:table-cell>
          <table:table-cell table:number-columns-repeated="16381"/>
        </table:table-row>
        <table:table-row table:style-name="ro1">
          <table:table-cell office:value-type="float" office:value="12619.15" table:style-name="ce8">
            <text:p>12619.15<text:s/></text:p>
          </table:table-cell>
          <table:table-cell office:value-type="float" office:value="-0.100000000000001" table:style-name="ce8">
            <text:p>-0.10<text:s/></text:p>
          </table:table-cell>
          <table:table-cell office:value-type="float" office:value="-164.5" table:style-name="ce8">
            <text:p>-164.50<text:s/></text:p>
          </table:table-cell>
          <table:table-cell table:number-columns-repeated="16381"/>
        </table:table-row>
        <table:table-row table:style-name="ro1">
          <table:table-cell office:value-type="float" office:value="12965.66" table:style-name="ce8">
            <text:p>12965.66<text:s/></text:p>
          </table:table-cell>
          <table:table-cell office:value-type="float" office:value="-0.20000000000000101" table:style-name="ce8">
            <text:p>-0.20<text:s/></text:p>
          </table:table-cell>
          <table:table-cell office:value-type="float" office:value="-169.2" table:style-name="ce8">
            <text:p>-169.20<text:s/></text:p>
          </table:table-cell>
          <table:table-cell table:number-columns-repeated="16381"/>
        </table:table-row>
        <table:table-row table:style-name="ro1">
          <table:table-cell office:value-type="float" office:value="13321.69" table:style-name="ce8">
            <text:p>13321.69<text:s/></text:p>
          </table:table-cell>
          <table:table-cell office:value-type="float" office:value="-0.40000000000000202" table:style-name="ce8">
            <text:p>-0.40<text:s/></text:p>
          </table:table-cell>
          <table:table-cell office:value-type="float" office:value="-172" table:style-name="ce8">
            <text:p>-172.00<text:s/></text:p>
          </table:table-cell>
          <table:table-cell table:number-columns-repeated="16381"/>
        </table:table-row>
        <table:table-row table:style-name="ro1">
          <table:table-cell office:value-type="float" office:value="13687.5" table:style-name="ce8">
            <text:p>13687.50<text:s/></text:p>
          </table:table-cell>
          <table:table-cell office:value-type="float" office:value="-0.20000000000000101" table:style-name="ce8">
            <text:p>-0.20<text:s/></text:p>
          </table:table-cell>
          <table:table-cell office:value-type="float" office:value="-173.7" table:style-name="ce8">
            <text:p>-173.70<text:s/></text:p>
          </table:table-cell>
          <table:table-cell table:number-columns-repeated="16381"/>
        </table:table-row>
        <table:table-row table:style-name="ro1">
          <table:table-cell office:value-type="float" office:value="14063.35" table:style-name="ce8">
            <text:p>14063.35<text:s/></text:p>
          </table:table-cell>
          <table:table-cell office:value-type="float" office:value="0.6" table:style-name="ce8">
            <text:p>0.60<text:s/></text:p>
          </table:table-cell>
          <table:table-cell office:value-type="float" office:value="-178.4" table:style-name="ce8">
            <text:p>-178.40<text:s/></text:p>
          </table:table-cell>
          <table:table-cell table:number-columns-repeated="16381"/>
        </table:table-row>
        <table:table-row table:style-name="ro1">
          <table:table-cell office:value-type="float" office:value="14449.52" table:style-name="ce8">
            <text:p>14449.52<text:s/></text:p>
          </table:table-cell>
          <table:table-cell office:value-type="float" office:value="0.79999999999999905" table:style-name="ce8">
            <text:p>0.80<text:s/></text:p>
          </table:table-cell>
          <table:table-cell office:value-type="float" office:value="-189.3" table:style-name="ce8">
            <text:p>-189.30<text:s/></text:p>
          </table:table-cell>
          <table:table-cell table:number-columns-repeated="16381"/>
        </table:table-row>
        <table:table-row table:style-name="ro1">
          <table:table-cell office:value-type="float" office:value="14846.3" table:style-name="ce8">
            <text:p>14846.30<text:s/></text:p>
          </table:table-cell>
          <table:table-cell office:value-type="float" office:value="-0.30000000000000099" table:style-name="ce8">
            <text:p>-0.30<text:s/></text:p>
          </table:table-cell>
          <table:table-cell office:value-type="float" office:value="-198.8" table:style-name="ce8">
            <text:p>-198.80<text:s/></text:p>
          </table:table-cell>
          <table:table-cell table:number-columns-repeated="16381"/>
        </table:table-row>
        <table:table-row table:style-name="ro1">
          <table:table-cell office:value-type="float" office:value="15253.97" table:style-name="ce8">
            <text:p>15253.97<text:s/></text:p>
          </table:table-cell>
          <table:table-cell office:value-type="float" office:value="-1" table:style-name="ce8">
            <text:p>-1.00<text:s/></text:p>
          </table:table-cell>
          <table:table-cell office:value-type="float" office:value="-195.9" table:style-name="ce8">
            <text:p>-195.90<text:s/></text:p>
          </table:table-cell>
          <table:table-cell table:number-columns-repeated="16381"/>
        </table:table-row>
        <table:table-row table:style-name="ro1">
          <table:table-cell office:value-type="float" office:value="15672.84" table:style-name="ce8">
            <text:p>15672.84<text:s/></text:p>
          </table:table-cell>
          <table:table-cell office:value-type="float" office:value="0.19999999999999901" table:style-name="ce8">
            <text:p>0.20<text:s/></text:p>
          </table:table-cell>
          <table:table-cell office:value-type="float" office:value="-194.3" table:style-name="ce8">
            <text:p>-194.30<text:s/></text:p>
          </table:table-cell>
          <table:table-cell table:number-columns-repeated="16381"/>
        </table:table-row>
        <table:table-row table:style-name="ro1">
          <table:table-cell office:value-type="float" office:value="16103.21" table:style-name="ce8">
            <text:p>16103.21<text:s/></text:p>
          </table:table-cell>
          <table:table-cell office:value-type="float" office:value="1.3" table:style-name="ce8">
            <text:p>1.30<text:s/></text:p>
          </table:table-cell>
          <table:table-cell office:value-type="float" office:value="-207" table:style-name="ce8">
            <text:p>-207.00<text:s/></text:p>
          </table:table-cell>
          <table:table-cell table:number-columns-repeated="16381"/>
        </table:table-row>
        <table:table-row table:style-name="ro1">
          <table:table-cell office:value-type="float" office:value="16545.39" table:style-name="ce8">
            <text:p>16545.39<text:s/></text:p>
          </table:table-cell>
          <table:table-cell office:value-type="float" office:value="0.39999999999999902" table:style-name="ce8">
            <text:p>0.40<text:s/></text:p>
          </table:table-cell>
          <table:table-cell office:value-type="float" office:value="-217.6" table:style-name="ce8">
            <text:p>-217.60<text:s/></text:p>
          </table:table-cell>
          <table:table-cell table:number-columns-repeated="16381"/>
        </table:table-row>
        <table:table-row table:style-name="ro1">
          <table:table-cell office:value-type="float" office:value="16999.72" table:style-name="ce8">
            <text:p>16999.72<text:s/></text:p>
          </table:table-cell>
          <table:table-cell office:value-type="float" office:value="0" table:style-name="ce8">
            <text:p>0.00<text:s/></text:p>
          </table:table-cell>
          <table:table-cell office:value-type="float" office:value="-215.5" table:style-name="ce8">
            <text:p>-215.50<text:s/></text:p>
          </table:table-cell>
          <table:table-cell table:number-columns-repeated="16381"/>
        </table:table-row>
        <table:table-row table:style-name="ro1">
          <table:table-cell office:value-type="float" office:value="17466.52" table:style-name="ce8">
            <text:p>17466.52<text:s/></text:p>
          </table:table-cell>
          <table:table-cell office:value-type="float" office:value="1.2" table:style-name="ce8">
            <text:p>1.20<text:s/></text:p>
          </table:table-cell>
          <table:table-cell office:value-type="float" office:value="-224.2" table:style-name="ce8">
            <text:p>-224.20<text:s/></text:p>
          </table:table-cell>
          <table:table-cell table:number-columns-repeated="16381"/>
        </table:table-row>
        <table:table-row table:style-name="ro1">
          <table:table-cell office:value-type="float" office:value="17946.14" table:style-name="ce8">
            <text:p>17946.14<text:s/></text:p>
          </table:table-cell>
          <table:table-cell office:value-type="float" office:value="0.79999999999999905" table:style-name="ce8">
            <text:p>0.80<text:s/></text:p>
          </table:table-cell>
          <table:table-cell office:value-type="float" office:value="-235.4" table:style-name="ce8">
            <text:p>-235.40<text:s/></text:p>
          </table:table-cell>
          <table:table-cell table:number-columns-repeated="16381"/>
        </table:table-row>
        <table:table-row table:style-name="ro1">
          <table:table-cell office:value-type="float" office:value="18438.939999999999" table:style-name="ce8">
            <text:p>18438.94<text:s/></text:p>
          </table:table-cell>
          <table:table-cell office:value-type="float" office:value="9.9999999999999603E-2" table:style-name="ce8">
            <text:p>0.10<text:s/></text:p>
          </table:table-cell>
          <table:table-cell office:value-type="float" office:value="-237.5" table:style-name="ce8">
            <text:p>-237.50<text:s/></text:p>
          </table:table-cell>
          <table:table-cell table:number-columns-repeated="16381"/>
        </table:table-row>
        <table:table-row table:style-name="ro1">
          <table:table-cell office:value-type="float" office:value="18945.259999999998" table:style-name="ce8">
            <text:p>18945.26<text:s/></text:p>
          </table:table-cell>
          <table:table-cell office:value-type="float" office:value="0.5" table:style-name="ce8">
            <text:p>0.50<text:s/></text:p>
          </table:table-cell>
          <table:table-cell office:value-type="float" office:value="-238.2" table:style-name="ce8">
            <text:p>-238.20<text:s/></text:p>
          </table:table-cell>
          <table:table-cell table:number-columns-repeated="16381"/>
        </table:table-row>
        <table:table-row table:style-name="ro1">
          <table:table-cell office:value-type="float" office:value="19465.490000000002" table:style-name="ce8">
            <text:p>19465.49<text:s/></text:p>
          </table:table-cell>
          <table:table-cell office:value-type="float" office:value="1.7" table:style-name="ce8">
            <text:p>1.70<text:s/></text:p>
          </table:table-cell>
          <table:table-cell office:value-type="float" office:value="-248" table:style-name="ce8">
            <text:p>-248.00<text:s/></text:p>
          </table:table-cell>
          <table:table-cell table:number-columns-repeated="16381"/>
        </table:table-row>
        <table:table-row table:style-name="ro1">
          <table:table-cell office:value-type="float" office:value="20000" table:style-name="ce8">
            <text:p>20000.00<text:s/></text:p>
          </table:table-cell>
          <table:table-cell office:value-type="float" office:value="0.89999999999999902" table:style-name="ce8">
            <text:p>0.90<text:s/></text:p>
          </table:table-cell>
          <table:table-cell office:value-type="float" office:value="-260.60000000000002" table:style-name="ce8">
            <text:p>-260.60<text:s/></text:p>
          </table:table-cell>
          <table:table-cell table:number-columns-repeated="16381"/>
        </table:table-row>
        <table:table-row table:number-rows-repeated="1048319" table:style-name="ro1">
          <table:table-cell table:number-columns-repeated="16384"/>
        </table:table-row>
      </table:table>
      <table:table table:name="Sheet2" table:style-name="ta1">
        <table:table-column table:style-name="co1" table:default-cell-style-name="ce1"/>
        <table:table-column table:style-name="co2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1">
        <table:table-column table:style-name="co1" table:default-cell-style-name="ce1"/>
        <table:table-column table:style-name="co2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宋体" svg:font-family="宋体"/>
  </office:font-face-decls>
  <office:styles>
    <number:number-style style:name="N0">
      <number:number number:min-integer-digits="1"/>
    </number:number-style>
    <number:number-style style:name="N48">
      <number:number number:decimal-places="4" number:min-integer-digits="1"/>
    </number:number-style>
    <number:number-style style:name="N49">
      <number:number number:decimal-places="3" number:min-integer-digits="1"/>
      <number:text> </number:text>
    </number:number-style>
    <number:number-style style:name="N50">
      <number:number number:decimal-places="2" number:min-integer-digits="1"/>
      <number:text> </number:text>
    </number:number-style>
    <number:number-style style:name="N55">
      <number:number number:decimal-places="2" number:min-integer-digits="1"/>
      <number:text> </number:text>
    </number:number-style>
    <style:style style:name="Heading" style:family="table-cell" style:data-style-name="N0">
      <style:table-cell-properties style:vertical-align="middle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middle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8025</meta:generator>
    <meta:initial-creator>DELL</meta:initial-creator>
    <dc:creator>天艺 郭</dc:creator>
    <meta:creation-date>2013-02-12T10:16:29Z</meta:creation-date>
    <dc:date>2024-10-23T05:15:12Z</dc:date>
    <meta:editing-cycles>8</meta:editing-cycles>
    <meta:editing-duration>PT1410S</meta:editing-duration>
  </office:meta>
</office:document-meta>
</file>